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8" table:style-name="ta1">
        <table:shapes>
          <draw:frame draw:z-index="0" draw:style-name="gr1" draw:text-style-name="P1" svg:width="6.2988in" svg:height="3.5429in" svg:x="2.7945in" svg:y="0.0079in">
            <draw:object draw:notify-on-update-of-ranges="'8'.A1:'8'.A65 '8'.B1:'8'.B6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2.7063in" svg:y="3.752in">
            <draw:object draw:notify-on-update-of-ranges="'8'.A1:'8'.A65 '8'.C1:'8'.C6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83641.09" calcext:value-type="float">
            <text:p>3783641.0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873.25" calcext:value-type="float">
            <text:p>3736873.25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7442.54" calcext:value-type="float">
            <text:p>3737442.54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790.21" calcext:value-type="float">
            <text:p>3736790.2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731.14" calcext:value-type="float">
            <text:p>3736731.14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36.78" calcext:value-type="float">
            <text:p>3736436.78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193.23" calcext:value-type="float">
            <text:p>3736193.23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8031.34" calcext:value-type="float">
            <text:p>3738031.34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3736193.45" calcext:value-type="float">
            <text:p>3736193.45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float" office:value="3736526.4" calcext:value-type="float">
            <text:p>3736526.4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5889.07" calcext:value-type="float">
            <text:p>3735889.07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823.89" calcext:value-type="float">
            <text:p>3736823.89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5967.18" calcext:value-type="float">
            <text:p>3735967.18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729.62" calcext:value-type="float">
            <text:p>3736729.62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36400.6" calcext:value-type="float">
            <text:p>3736400.6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35991.81" calcext:value-type="float">
            <text:p>3735991.8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36753.69" calcext:value-type="float">
            <text:p>3736753.69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36098.42" calcext:value-type="float">
            <text:p>3736098.42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36469.66" calcext:value-type="float">
            <text:p>3736469.66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36257.08" calcext:value-type="float">
            <text:p>3736257.08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36171.79" calcext:value-type="float">
            <text:p>3736171.79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36162.99" calcext:value-type="float">
            <text:p>3736162.99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36418.14" calcext:value-type="float">
            <text:p>3736418.14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36107.5" calcext:value-type="float">
            <text:p>3736107.5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36442.01" calcext:value-type="float">
            <text:p>3736442.0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36089.66" calcext:value-type="float">
            <text:p>3736089.66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36970.08" calcext:value-type="float">
            <text:p>3736970.08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36361.12" calcext:value-type="float">
            <text:p>3736361.12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36560.45" calcext:value-type="float">
            <text:p>3736560.45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35867.55" calcext:value-type="float">
            <text:p>3735867.55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36492.48" calcext:value-type="float">
            <text:p>3736492.48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47612.92" calcext:value-type="float">
            <text:p>3747612.92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36447.18" calcext:value-type="float">
            <text:p>3736447.18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36203.9" calcext:value-type="float">
            <text:p>3736203.9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36466.39" calcext:value-type="float">
            <text:p>3736466.39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35829.5" calcext:value-type="float">
            <text:p>3735829.5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36340.86" calcext:value-type="float">
            <text:p>3736340.86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35844.32" calcext:value-type="float">
            <text:p>3735844.32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35908.36" calcext:value-type="float">
            <text:p>3735908.36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36525.93" calcext:value-type="float">
            <text:p>3736525.93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36152.22" calcext:value-type="float">
            <text:p>3736152.22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36251.88" calcext:value-type="float">
            <text:p>3736251.88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35986.31" calcext:value-type="float">
            <text:p>3735986.3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36073.39" calcext:value-type="float">
            <text:p>3736073.39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69114.23" calcext:value-type="float">
            <text:p>3769114.2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36555.9" calcext:value-type="float">
            <text:p>3736555.9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39941.25" calcext:value-type="float">
            <text:p>3739941.25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38522.96" calcext:value-type="float">
            <text:p>3738522.96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36130.48" calcext:value-type="float">
            <text:p>3736130.48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36945.95" calcext:value-type="float">
            <text:p>3736945.95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57078.71" calcext:value-type="float">
            <text:p>3757078.71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46469.34" calcext:value-type="float">
            <text:p>3746469.34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38160.42" calcext:value-type="float">
            <text:p>3738160.42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36325.15" calcext:value-type="float">
            <text:p>3736325.15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35926.89" calcext:value-type="float">
            <text:p>3735926.89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36284.21" calcext:value-type="float">
            <text:p>3736284.2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35762.53" calcext:value-type="float">
            <text:p>3735762.53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36685.95" calcext:value-type="float">
            <text:p>3736685.95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35885.8" calcext:value-type="float">
            <text:p>3735885.8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36151.02" calcext:value-type="float">
            <text:p>3736151.02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37105.12" calcext:value-type="float">
            <text:p>3737105.12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36471.72" calcext:value-type="float">
            <text:p>3736471.72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35779.4" calcext:value-type="float">
            <text:p>3735779.4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36133.77" calcext:value-type="float">
            <text:p>3736133.77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36736.84" calcext:value-type="float">
            <text:p>3736736.84</text:p>
          </table:table-cell>
          <table:table-cell office:value-type="float" office:value="1.78" calcext:value-type="float">
            <text:p>1.78</text:p>
          </table:table-cell>
        </table:table-row>
      </table:table>
      <table:table table:name="16" table:style-name="ta1">
        <table:shapes>
          <draw:frame draw:z-index="0" draw:style-name="gr1" draw:text-style-name="P1" svg:width="6.2988in" svg:height="3.5429in" svg:x="2.761in" svg:y="0in">
            <draw:object draw:notify-on-update-of-ranges="'16'.A1:'16'.A65 '16'.B1:'16'.B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2.6953in" svg:y="3.6264in">
            <draw:object draw:notify-on-update-of-ranges="'16'.A1:'16'.A65 '16'.C1:'16'.C6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6174.42" calcext:value-type="float">
            <text:p>1926174.4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6075.4" calcext:value-type="float">
            <text:p>1886075.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2180.98" calcext:value-type="float">
            <text:p>1872180.98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84720.04" calcext:value-type="float">
            <text:p>1884720.0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2737.09" calcext:value-type="float">
            <text:p>1872737.09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88075.71" calcext:value-type="float">
            <text:p>1888075.7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1720.97" calcext:value-type="float">
            <text:p>1871720.97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84774.07" calcext:value-type="float">
            <text:p>1884774.0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71876.05" calcext:value-type="float">
            <text:p>1871876.05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85200.67" calcext:value-type="float">
            <text:p>1885200.6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2324.75" calcext:value-type="float">
            <text:p>1872324.75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85680.98" calcext:value-type="float">
            <text:p>1885680.9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71917.19" calcext:value-type="float">
            <text:p>1871917.19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85415.32" calcext:value-type="float">
            <text:p>1885415.3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2140.79" calcext:value-type="float">
            <text:p>1872140.79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10696.19" calcext:value-type="float">
            <text:p>1910696.19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72249.89" calcext:value-type="float">
            <text:p>1872249.89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87092.88" calcext:value-type="float">
            <text:p>1887092.8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72279.06" calcext:value-type="float">
            <text:p>1872279.06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84810.4" calcext:value-type="float">
            <text:p>1884810.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72076.96" calcext:value-type="float">
            <text:p>1872076.96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85125.53" calcext:value-type="float">
            <text:p>1885125.5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72507.73" calcext:value-type="float">
            <text:p>1872507.73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85807.38" calcext:value-type="float">
            <text:p>1885807.3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3148.16" calcext:value-type="float">
            <text:p>1873148.16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84954.65" calcext:value-type="float">
            <text:p>1884954.6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72960.64" calcext:value-type="float">
            <text:p>1872960.64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85830.37" calcext:value-type="float">
            <text:p>1885830.3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73970.82" calcext:value-type="float">
            <text:p>1873970.82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85585.91" calcext:value-type="float">
            <text:p>1885585.9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71982.36" calcext:value-type="float">
            <text:p>1871982.36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85339.11" calcext:value-type="float">
            <text:p>1885339.1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72440.75" calcext:value-type="float">
            <text:p>1872440.75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84821.68" calcext:value-type="float">
            <text:p>1884821.6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72849.94" calcext:value-type="float">
            <text:p>1872849.94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85572.22" calcext:value-type="float">
            <text:p>1885572.2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72293.07" calcext:value-type="float">
            <text:p>1872293.07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86239.09" calcext:value-type="float">
            <text:p>1886239.0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74064.36" calcext:value-type="float">
            <text:p>1874064.36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86139.39" calcext:value-type="float">
            <text:p>1886139.3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71869.55" calcext:value-type="float">
            <text:p>1871869.55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84510.34" calcext:value-type="float">
            <text:p>1884510.3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72876.36" calcext:value-type="float">
            <text:p>1872876.36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85028" calcext:value-type="float">
            <text:p>188502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72508.19" calcext:value-type="float">
            <text:p>1872508.19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90150.11" calcext:value-type="float">
            <text:p>1890150.1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72479.71" calcext:value-type="float">
            <text:p>1872479.71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84634.73" calcext:value-type="float">
            <text:p>1884634.7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73577.75" calcext:value-type="float">
            <text:p>1873577.75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85969.01" calcext:value-type="float">
            <text:p>1885969.0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72345.25" calcext:value-type="float">
            <text:p>1872345.25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85347.77" calcext:value-type="float">
            <text:p>1885347.7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71676.87" calcext:value-type="float">
            <text:p>1871676.87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84677.69" calcext:value-type="float">
            <text:p>1884677.6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73367.92" calcext:value-type="float">
            <text:p>1873367.92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85834.03" calcext:value-type="float">
            <text:p>1885834.0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72721.26" calcext:value-type="float">
            <text:p>1872721.26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85686.86" calcext:value-type="float">
            <text:p>1885686.8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72963.75" calcext:value-type="float">
            <text:p>1872963.75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84923.64" calcext:value-type="float">
            <text:p>1884923.6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75374.91" calcext:value-type="float">
            <text:p>1875374.91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85523.43" calcext:value-type="float">
            <text:p>1885523.4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81737.77" calcext:value-type="float">
            <text:p>1881737.77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93822.7" calcext:value-type="float">
            <text:p>1893822.7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71354.85" calcext:value-type="float">
            <text:p>1871354.85</text:p>
          </table:table-cell>
          <table:table-cell office:value-type="float" office:value="1.78" calcext:value-type="float">
            <text:p>1.78</text:p>
          </table:table-cell>
        </table:table-row>
      </table:table>
      <table:table table:name="32" table:style-name="ta1">
        <table:shapes>
          <draw:frame draw:z-index="0" draw:style-name="gr1" draw:text-style-name="P1" svg:width="6.2988in" svg:height="3.5449in" svg:x="2.5571in" svg:y="0.7949in">
            <draw:object draw:notify-on-update-of-ranges="'32'.A1:'32'.A65 '32'.B1:'32'.B6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2.6185in" svg:y="4.4835in">
            <draw:object draw:notify-on-update-of-ranges="'32'.A1:'32'.A65 '32'.C1:'32'.C6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1317.12" calcext:value-type="float">
            <text:p>981317.12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6011.32" calcext:value-type="float">
            <text:p>916011.32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8327.48" calcext:value-type="float">
            <text:p>948327.48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8259.26" calcext:value-type="float">
            <text:p>948259.26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5758.87" calcext:value-type="float">
            <text:p>935758.87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7693.98" calcext:value-type="float">
            <text:p>907693.98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8122.88" calcext:value-type="float">
            <text:p>948122.88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7762.67" calcext:value-type="float">
            <text:p>947762.67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5404.43" calcext:value-type="float">
            <text:p>935404.43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2399.74" calcext:value-type="float">
            <text:p>912399.74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9011.07" calcext:value-type="float">
            <text:p>949011.07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8508.98" calcext:value-type="float">
            <text:p>948508.98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4961.46" calcext:value-type="float">
            <text:p>934961.46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7441.88" calcext:value-type="float">
            <text:p>907441.88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7871.95" calcext:value-type="float">
            <text:p>947871.95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47901.74" calcext:value-type="float">
            <text:p>947901.74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4921.95" calcext:value-type="float">
            <text:p>934921.95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8776.45" calcext:value-type="float">
            <text:p>918776.45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8683.43" calcext:value-type="float">
            <text:p>948683.43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7917.37" calcext:value-type="float">
            <text:p>947917.37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35724.77" calcext:value-type="float">
            <text:p>935724.77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8475.73" calcext:value-type="float">
            <text:p>908475.73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47704.74" calcext:value-type="float">
            <text:p>947704.74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8137.07" calcext:value-type="float">
            <text:p>948137.07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34703.32" calcext:value-type="float">
            <text:p>934703.32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2359.13" calcext:value-type="float">
            <text:p>912359.13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7706.91" calcext:value-type="float">
            <text:p>947706.91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48265.08" calcext:value-type="float">
            <text:p>948265.08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35028.28" calcext:value-type="float">
            <text:p>935028.28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7943.52" calcext:value-type="float">
            <text:p>907943.52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49635.57" calcext:value-type="float">
            <text:p>949635.57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47655.92" calcext:value-type="float">
            <text:p>947655.92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34891.39" calcext:value-type="float">
            <text:p>934891.39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9155.81" calcext:value-type="float">
            <text:p>909155.81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48064.08" calcext:value-type="float">
            <text:p>948064.08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48382.9" calcext:value-type="float">
            <text:p>948382.9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35598.73" calcext:value-type="float">
            <text:p>935598.73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9226.41" calcext:value-type="float">
            <text:p>909226.41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47850.12" calcext:value-type="float">
            <text:p>947850.12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7961.5" calcext:value-type="float">
            <text:p>947961.5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35339.24" calcext:value-type="float">
            <text:p>935339.24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11393.5" calcext:value-type="float">
            <text:p>911393.5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47538.12" calcext:value-type="float">
            <text:p>947538.12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48483.54" calcext:value-type="float">
            <text:p>948483.54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34844.01" calcext:value-type="float">
            <text:p>934844.0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7727.27" calcext:value-type="float">
            <text:p>907727.27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7544.86" calcext:value-type="float">
            <text:p>947544.86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8916" calcext:value-type="float">
            <text:p>948916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35182.13" calcext:value-type="float">
            <text:p>935182.13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9769.52" calcext:value-type="float">
            <text:p>909769.52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47875.4" calcext:value-type="float">
            <text:p>947875.4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47595.8" calcext:value-type="float">
            <text:p>947595.8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35533.44" calcext:value-type="float">
            <text:p>935533.44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06739.35" calcext:value-type="float">
            <text:p>906739.35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47987.94" calcext:value-type="float">
            <text:p>947987.94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47684.84" calcext:value-type="float">
            <text:p>947684.84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34875.87" calcext:value-type="float">
            <text:p>934875.87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13764.33" calcext:value-type="float">
            <text:p>913764.33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47737.85" calcext:value-type="float">
            <text:p>947737.85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47643.81" calcext:value-type="float">
            <text:p>947643.81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5446.74" calcext:value-type="float">
            <text:p>935446.74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05372.56" calcext:value-type="float">
            <text:p>905372.56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47722.56" calcext:value-type="float">
            <text:p>947722.56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49994.41" calcext:value-type="float">
            <text:p>949994.41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34910.79" calcext:value-type="float">
            <text:p>934910.79</text:p>
          </table:table-cell>
          <table:table-cell office:value-type="float" office:value="1.78" calcext:value-type="float">
            <text:p>1.78</text:p>
          </table:table-cell>
        </table:table-row>
      </table:table>
      <table:table table:name="64" table:style-name="ta1">
        <table:shapes>
          <draw:frame draw:z-index="0" draw:style-name="gr1" draw:text-style-name="P1" svg:width="6.2902in" svg:height="3.2in" svg:x="2.7543in" svg:y="0in">
            <draw:object draw:notify-on-update-of-ranges="'64'.A1:'64'.A65 '64'.B1:'64'.B6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2.8055in" svg:y="3.2941in">
            <draw:object draw:notify-on-update-of-ranges="'64'.A1:'64'.A65 '64'.C1:'64'.C6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5741.57" calcext:value-type="float">
            <text:p>525741.57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8297.7" calcext:value-type="float">
            <text:p>498297.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8007.08" calcext:value-type="float">
            <text:p>498007.0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8543.11" calcext:value-type="float">
            <text:p>498543.1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8281.83" calcext:value-type="float">
            <text:p>498281.8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8131.97" calcext:value-type="float">
            <text:p>498131.9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8522.95" calcext:value-type="float">
            <text:p>498522.9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8458.39" calcext:value-type="float">
            <text:p>498458.3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7984.03" calcext:value-type="float">
            <text:p>477984.03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8425.28" calcext:value-type="float">
            <text:p>498425.2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8124.7" calcext:value-type="float">
            <text:p>498124.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8414.68" calcext:value-type="float">
            <text:p>498414.6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8343.93" calcext:value-type="float">
            <text:p>498343.9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8655" calcext:value-type="float">
            <text:p>49865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8465.55" calcext:value-type="float">
            <text:p>498465.5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8352.99" calcext:value-type="float">
            <text:p>498352.9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7935.99" calcext:value-type="float">
            <text:p>477935.99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8290.5" calcext:value-type="float">
            <text:p>498290.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8292.39" calcext:value-type="float">
            <text:p>498292.3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8192.29" calcext:value-type="float">
            <text:p>498192.2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8263.23" calcext:value-type="float">
            <text:p>498263.2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8111.68" calcext:value-type="float">
            <text:p>498111.6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8412.77" calcext:value-type="float">
            <text:p>498412.7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8465.73" calcext:value-type="float">
            <text:p>498465.7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7904.48" calcext:value-type="float">
            <text:p>477904.48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8499.44" calcext:value-type="float">
            <text:p>498499.44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8349.03" calcext:value-type="float">
            <text:p>498349.0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8122.26" calcext:value-type="float">
            <text:p>498122.2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9205.04" calcext:value-type="float">
            <text:p>499205.04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8286.98" calcext:value-type="float">
            <text:p>498286.9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8114.02" calcext:value-type="float">
            <text:p>498114.0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8404.65" calcext:value-type="float">
            <text:p>498404.6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7926.17" calcext:value-type="float">
            <text:p>477926.17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8273.35" calcext:value-type="float">
            <text:p>498273.3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8406.64" calcext:value-type="float">
            <text:p>498406.64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8107.32" calcext:value-type="float">
            <text:p>498107.3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8369.85" calcext:value-type="float">
            <text:p>498369.8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8253.79" calcext:value-type="float">
            <text:p>498253.7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8271.8" calcext:value-type="float">
            <text:p>498271.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8345.82" calcext:value-type="float">
            <text:p>498345.8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8090.28" calcext:value-type="float">
            <text:p>478090.28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8269.49" calcext:value-type="float">
            <text:p>498269.4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8275.86" calcext:value-type="float">
            <text:p>498275.8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8341.4" calcext:value-type="float">
            <text:p>498341.4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8810.58" calcext:value-type="float">
            <text:p>498810.5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8299.53" calcext:value-type="float">
            <text:p>498299.5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8081.6" calcext:value-type="float">
            <text:p>498081.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8361.48" calcext:value-type="float">
            <text:p>498361.4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8037.01" calcext:value-type="float">
            <text:p>478037.01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8066.06" calcext:value-type="float">
            <text:p>498066.0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8386.32" calcext:value-type="float">
            <text:p>498386.3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8254.37" calcext:value-type="float">
            <text:p>498254.3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7965.97" calcext:value-type="float">
            <text:p>497965.9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98402.95" calcext:value-type="float">
            <text:p>498402.9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8226.73" calcext:value-type="float">
            <text:p>498226.7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8212.81" calcext:value-type="float">
            <text:p>498212.8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78111" calcext:value-type="float">
            <text:p>478111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8225.1" calcext:value-type="float">
            <text:p>498225.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8392.28" calcext:value-type="float">
            <text:p>498392.2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8249.99" calcext:value-type="float">
            <text:p>498249.9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8618.6" calcext:value-type="float">
            <text:p>498618.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8307.42" calcext:value-type="float">
            <text:p>498307.4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8363.04" calcext:value-type="float">
            <text:p>498363.04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8222.85" calcext:value-type="float">
            <text:p>498222.8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8017.34" calcext:value-type="float">
            <text:p>478017.34</text:p>
          </table:table-cell>
          <table:table-cell office:value-type="float" office:value="1.82" calcext:value-type="float">
            <text:p>1.82</text:p>
          </table:table-cell>
        </table:table-row>
      </table:table>
      <table:table table:name="Grafica de todos" table:style-name="ta1">
        <table:shapes>
          <draw:frame draw:z-index="0" draw:style-name="gr1" draw:text-style-name="P1" svg:width="12.5319in" svg:height="5.0929in" svg:x="8.0445in" svg:y="0.0866in">
            <draw:object draw:notify-on-update-of-ranges="'Grafica de todos'.A2:'Grafica de todos'.A67 'Grafica de todos'.B1:'Grafica de todos'.B1 'Grafica de todos'.B2:'Grafica de todos'.B67 'Grafica de todos'.C1:'Grafica de todos'.C1 'Grafica de todos'.C2:'Grafica de todos'.C67 'Grafica de todos'.D1:'Grafica de todos'.D1 'Grafica de todos'.D2:'Grafica de todos'.D67 'Grafica de todos'.E1:'Grafica de todos'.E1 'Grafica de todos'.E2:'Grafica de todos'.E6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4764in" svg:height="6.7016in" svg:x="8.0543in" svg:y="5.2539in">
            <draw:object draw:notify-on-update-of-ranges="'Grafica de todos'.A1:'Grafica de todos'.A1 'Grafica de todos'.A2:'Grafica de todos'.A66 'Grafica de todos'.F1:'Grafica de todos'.F1 'Grafica de todos'.F2:'Grafica de todos'.F66 'Grafica de todos'.G1:'Grafica de todos'.G1 'Grafica de todos'.G2:'Grafica de todos'.G66 'Grafica de todos'.H1:'Grafica de todos'.H1 'Grafica de todos'.H2:'Grafica de todos'.H66 'Grafica de todos'.I1:'Grafica de todos'.I1 'Grafica de todos'.I2:'Grafica de todos'.I6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84" calcext:value-type="float">
            <text:p>1.84</text:p>
          </table:table-cell>
          <table:table-cell office:value-type="float" office:value="1.87" calcext:value-type="float">
            <text:p>1.87</text:p>
          </table:table-cell>
          <table:table-cell office:value-type="float" office:value="2.01" calcext:value-type="float">
            <text:p>2.01</text:p>
          </table:table-cell>
          <table:table-cell office:value-type="float" office:value="3783641.09" calcext:value-type="float">
            <text:p>3783641.09</text:p>
          </table:table-cell>
          <table:table-cell office:value-type="float" office:value="1926174.42" calcext:value-type="float">
            <text:p>1926174.42</text:p>
          </table:table-cell>
          <table:table-cell office:value-type="float" office:value="981317.12" calcext:value-type="float">
            <text:p>981317.12</text:p>
          </table:table-cell>
          <table:table-cell office:value-type="float" office:value="525741.57" calcext:value-type="float">
            <text:p>525741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1.9" calcext:value-type="float">
            <text:p>1.9</text:p>
          </table:table-cell>
          <table:table-cell office:value-type="float" office:value="3736873.25" calcext:value-type="float">
            <text:p>3736873.25</text:p>
          </table:table-cell>
          <table:table-cell office:value-type="float" office:value="1886075.4" calcext:value-type="float">
            <text:p>1886075.4</text:p>
          </table:table-cell>
          <table:table-cell office:value-type="float" office:value="916011.32" calcext:value-type="float">
            <text:p>916011.32</text:p>
          </table:table-cell>
          <table:table-cell office:value-type="float" office:value="498297.7" calcext:value-type="float">
            <text:p>498297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7442.54" calcext:value-type="float">
            <text:p>3737442.54</text:p>
          </table:table-cell>
          <table:table-cell office:value-type="float" office:value="1872180.98" calcext:value-type="float">
            <text:p>1872180.98</text:p>
          </table:table-cell>
          <table:table-cell office:value-type="float" office:value="948327.48" calcext:value-type="float">
            <text:p>948327.48</text:p>
          </table:table-cell>
          <table:table-cell office:value-type="float" office:value="498007.08" calcext:value-type="float">
            <text:p>498007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6790.21" calcext:value-type="float">
            <text:p>3736790.21</text:p>
          </table:table-cell>
          <table:table-cell office:value-type="float" office:value="1884720.04" calcext:value-type="float">
            <text:p>1884720.04</text:p>
          </table:table-cell>
          <table:table-cell office:value-type="float" office:value="948259.26" calcext:value-type="float">
            <text:p>948259.26</text:p>
          </table:table-cell>
          <table:table-cell office:value-type="float" office:value="498543.11" calcext:value-type="float">
            <text:p>498543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9" calcext:value-type="float">
            <text:p>1.9</text:p>
          </table:table-cell>
          <table:table-cell office:value-type="float" office:value="3736731.14" calcext:value-type="float">
            <text:p>3736731.14</text:p>
          </table:table-cell>
          <table:table-cell office:value-type="float" office:value="1872737.09" calcext:value-type="float">
            <text:p>1872737.09</text:p>
          </table:table-cell>
          <table:table-cell office:value-type="float" office:value="935758.87" calcext:value-type="float">
            <text:p>935758.87</text:p>
          </table:table-cell>
          <table:table-cell office:value-type="float" office:value="498281.83" calcext:value-type="float">
            <text:p>498281.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1.9" calcext:value-type="float">
            <text:p>1.9</text:p>
          </table:table-cell>
          <table:table-cell office:value-type="float" office:value="3736436.78" calcext:value-type="float">
            <text:p>3736436.78</text:p>
          </table:table-cell>
          <table:table-cell office:value-type="float" office:value="1888075.71" calcext:value-type="float">
            <text:p>1888075.71</text:p>
          </table:table-cell>
          <table:table-cell office:value-type="float" office:value="907693.98" calcext:value-type="float">
            <text:p>907693.98</text:p>
          </table:table-cell>
          <table:table-cell office:value-type="float" office:value="498131.97" calcext:value-type="float">
            <text:p>498131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6193.23" calcext:value-type="float">
            <text:p>3736193.23</text:p>
          </table:table-cell>
          <table:table-cell office:value-type="float" office:value="1871720.97" calcext:value-type="float">
            <text:p>1871720.97</text:p>
          </table:table-cell>
          <table:table-cell office:value-type="float" office:value="948122.88" calcext:value-type="float">
            <text:p>948122.88</text:p>
          </table:table-cell>
          <table:table-cell office:value-type="float" office:value="498522.95" calcext:value-type="float">
            <text:p>498522.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8031.34" calcext:value-type="float">
            <text:p>3738031.34</text:p>
          </table:table-cell>
          <table:table-cell office:value-type="float" office:value="1884774.07" calcext:value-type="float">
            <text:p>1884774.07</text:p>
          </table:table-cell>
          <table:table-cell office:value-type="float" office:value="947762.67" calcext:value-type="float">
            <text:p>947762.67</text:p>
          </table:table-cell>
          <table:table-cell office:value-type="float" office:value="498458.39" calcext:value-type="float">
            <text:p>498458.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float" office:value="3736193.45" calcext:value-type="float">
            <text:p>3736193.45</text:p>
          </table:table-cell>
          <table:table-cell office:value-type="float" office:value="1871876.05" calcext:value-type="float">
            <text:p>1871876.05</text:p>
          </table:table-cell>
          <table:table-cell office:value-type="float" office:value="935404.43" calcext:value-type="float">
            <text:p>935404.43</text:p>
          </table:table-cell>
          <table:table-cell office:value-type="float" office:value="477984.03" calcext:value-type="float">
            <text:p>477984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74" calcext:value-type="float">
            <text:p>1.74</text:p>
          </table:table-cell>
          <table:table-cell office:value-type="float" office:value="1.9" calcext:value-type="float">
            <text:p>1.9</text:p>
          </table:table-cell>
          <table:table-cell office:value-type="float" office:value="3736526.4" calcext:value-type="float">
            <text:p>3736526.4</text:p>
          </table:table-cell>
          <table:table-cell office:value-type="float" office:value="1885200.67" calcext:value-type="float">
            <text:p>1885200.67</text:p>
          </table:table-cell>
          <table:table-cell office:value-type="float" office:value="912399.74" calcext:value-type="float">
            <text:p>912399.74</text:p>
          </table:table-cell>
          <table:table-cell office:value-type="float" office:value="498425.28" calcext:value-type="float">
            <text:p>498425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5889.07" calcext:value-type="float">
            <text:p>3735889.07</text:p>
          </table:table-cell>
          <table:table-cell office:value-type="float" office:value="1872324.75" calcext:value-type="float">
            <text:p>1872324.75</text:p>
          </table:table-cell>
          <table:table-cell office:value-type="float" office:value="949011.07" calcext:value-type="float">
            <text:p>949011.07</text:p>
          </table:table-cell>
          <table:table-cell office:value-type="float" office:value="498124.7" calcext:value-type="float">
            <text:p>498124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6823.89" calcext:value-type="float">
            <text:p>3736823.89</text:p>
          </table:table-cell>
          <table:table-cell office:value-type="float" office:value="1885680.98" calcext:value-type="float">
            <text:p>1885680.98</text:p>
          </table:table-cell>
          <table:table-cell office:value-type="float" office:value="948508.98" calcext:value-type="float">
            <text:p>948508.98</text:p>
          </table:table-cell>
          <table:table-cell office:value-type="float" office:value="498414.68" calcext:value-type="float">
            <text:p>498414.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9" calcext:value-type="float">
            <text:p>1.9</text:p>
          </table:table-cell>
          <table:table-cell office:value-type="float" office:value="3735967.18" calcext:value-type="float">
            <text:p>3735967.18</text:p>
          </table:table-cell>
          <table:table-cell office:value-type="float" office:value="1871917.19" calcext:value-type="float">
            <text:p>1871917.19</text:p>
          </table:table-cell>
          <table:table-cell office:value-type="float" office:value="934961.46" calcext:value-type="float">
            <text:p>934961.46</text:p>
          </table:table-cell>
          <table:table-cell office:value-type="float" office:value="498343.93" calcext:value-type="float">
            <text:p>498343.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1.9" calcext:value-type="float">
            <text:p>1.9</text:p>
          </table:table-cell>
          <table:table-cell office:value-type="float" office:value="3736729.62" calcext:value-type="float">
            <text:p>3736729.62</text:p>
          </table:table-cell>
          <table:table-cell office:value-type="float" office:value="1885415.32" calcext:value-type="float">
            <text:p>1885415.32</text:p>
          </table:table-cell>
          <table:table-cell office:value-type="float" office:value="907441.88" calcext:value-type="float">
            <text:p>907441.88</text:p>
          </table:table-cell>
          <table:table-cell office:value-type="float" office:value="498655" calcext:value-type="float">
            <text:p>4986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6400.6" calcext:value-type="float">
            <text:p>3736400.6</text:p>
          </table:table-cell>
          <table:table-cell office:value-type="float" office:value="1872140.79" calcext:value-type="float">
            <text:p>1872140.79</text:p>
          </table:table-cell>
          <table:table-cell office:value-type="float" office:value="947871.95" calcext:value-type="float">
            <text:p>947871.95</text:p>
          </table:table-cell>
          <table:table-cell office:value-type="float" office:value="498465.55" calcext:value-type="float">
            <text:p>498465.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5991.81" calcext:value-type="float">
            <text:p>3735991.81</text:p>
          </table:table-cell>
          <table:table-cell office:value-type="float" office:value="1910696.19" calcext:value-type="float">
            <text:p>1910696.19</text:p>
          </table:table-cell>
          <table:table-cell office:value-type="float" office:value="947901.74" calcext:value-type="float">
            <text:p>947901.74</text:p>
          </table:table-cell>
          <table:table-cell office:value-type="float" office:value="498352.99" calcext:value-type="float">
            <text:p>498352.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float" office:value="3736753.69" calcext:value-type="float">
            <text:p>3736753.69</text:p>
          </table:table-cell>
          <table:table-cell office:value-type="float" office:value="1872249.89" calcext:value-type="float">
            <text:p>1872249.89</text:p>
          </table:table-cell>
          <table:table-cell office:value-type="float" office:value="934921.95" calcext:value-type="float">
            <text:p>934921.95</text:p>
          </table:table-cell>
          <table:table-cell office:value-type="float" office:value="477935.99" calcext:value-type="float">
            <text:p>477935.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1.9" calcext:value-type="float">
            <text:p>1.9</text:p>
          </table:table-cell>
          <table:table-cell office:value-type="float" office:value="3736098.42" calcext:value-type="float">
            <text:p>3736098.42</text:p>
          </table:table-cell>
          <table:table-cell office:value-type="float" office:value="1887092.88" calcext:value-type="float">
            <text:p>1887092.88</text:p>
          </table:table-cell>
          <table:table-cell office:value-type="float" office:value="918776.45" calcext:value-type="float">
            <text:p>918776.45</text:p>
          </table:table-cell>
          <table:table-cell office:value-type="float" office:value="498290.5" calcext:value-type="float">
            <text:p>498290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6469.66" calcext:value-type="float">
            <text:p>3736469.66</text:p>
          </table:table-cell>
          <table:table-cell office:value-type="float" office:value="1872279.06" calcext:value-type="float">
            <text:p>1872279.06</text:p>
          </table:table-cell>
          <table:table-cell office:value-type="float" office:value="948683.43" calcext:value-type="float">
            <text:p>948683.43</text:p>
          </table:table-cell>
          <table:table-cell office:value-type="float" office:value="498292.39" calcext:value-type="float">
            <text:p>498292.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6257.08" calcext:value-type="float">
            <text:p>3736257.08</text:p>
          </table:table-cell>
          <table:table-cell office:value-type="float" office:value="1884810.4" calcext:value-type="float">
            <text:p>1884810.4</text:p>
          </table:table-cell>
          <table:table-cell office:value-type="float" office:value="947917.37" calcext:value-type="float">
            <text:p>947917.37</text:p>
          </table:table-cell>
          <table:table-cell office:value-type="float" office:value="498192.29" calcext:value-type="float">
            <text:p>498192.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9" calcext:value-type="float">
            <text:p>1.9</text:p>
          </table:table-cell>
          <table:table-cell office:value-type="float" office:value="3736171.79" calcext:value-type="float">
            <text:p>3736171.79</text:p>
          </table:table-cell>
          <table:table-cell office:value-type="float" office:value="1872076.96" calcext:value-type="float">
            <text:p>1872076.96</text:p>
          </table:table-cell>
          <table:table-cell office:value-type="float" office:value="935724.77" calcext:value-type="float">
            <text:p>935724.77</text:p>
          </table:table-cell>
          <table:table-cell office:value-type="float" office:value="498263.23" calcext:value-type="float">
            <text:p>498263.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1.9" calcext:value-type="float">
            <text:p>1.9</text:p>
          </table:table-cell>
          <table:table-cell office:value-type="float" office:value="3736162.99" calcext:value-type="float">
            <text:p>3736162.99</text:p>
          </table:table-cell>
          <table:table-cell office:value-type="float" office:value="1885125.53" calcext:value-type="float">
            <text:p>1885125.53</text:p>
          </table:table-cell>
          <table:table-cell office:value-type="float" office:value="908475.73" calcext:value-type="float">
            <text:p>908475.73</text:p>
          </table:table-cell>
          <table:table-cell office:value-type="float" office:value="498111.68" calcext:value-type="float">
            <text:p>498111.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6418.14" calcext:value-type="float">
            <text:p>3736418.14</text:p>
          </table:table-cell>
          <table:table-cell office:value-type="float" office:value="1872507.73" calcext:value-type="float">
            <text:p>1872507.73</text:p>
          </table:table-cell>
          <table:table-cell office:value-type="float" office:value="947704.74" calcext:value-type="float">
            <text:p>947704.74</text:p>
          </table:table-cell>
          <table:table-cell office:value-type="float" office:value="498412.77" calcext:value-type="float">
            <text:p>498412.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6107.5" calcext:value-type="float">
            <text:p>3736107.5</text:p>
          </table:table-cell>
          <table:table-cell office:value-type="float" office:value="1885807.38" calcext:value-type="float">
            <text:p>1885807.38</text:p>
          </table:table-cell>
          <table:table-cell office:value-type="float" office:value="948137.07" calcext:value-type="float">
            <text:p>948137.07</text:p>
          </table:table-cell>
          <table:table-cell office:value-type="float" office:value="498465.73" calcext:value-type="float">
            <text:p>498465.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float" office:value="3736442.01" calcext:value-type="float">
            <text:p>3736442.01</text:p>
          </table:table-cell>
          <table:table-cell office:value-type="float" office:value="1873148.16" calcext:value-type="float">
            <text:p>1873148.16</text:p>
          </table:table-cell>
          <table:table-cell office:value-type="float" office:value="934703.32" calcext:value-type="float">
            <text:p>934703.32</text:p>
          </table:table-cell>
          <table:table-cell office:value-type="float" office:value="477904.48" calcext:value-type="float">
            <text:p>477904.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74" calcext:value-type="float">
            <text:p>1.74</text:p>
          </table:table-cell>
          <table:table-cell office:value-type="float" office:value="1.9" calcext:value-type="float">
            <text:p>1.9</text:p>
          </table:table-cell>
          <table:table-cell office:value-type="float" office:value="3736089.66" calcext:value-type="float">
            <text:p>3736089.66</text:p>
          </table:table-cell>
          <table:table-cell office:value-type="float" office:value="1884954.65" calcext:value-type="float">
            <text:p>1884954.65</text:p>
          </table:table-cell>
          <table:table-cell office:value-type="float" office:value="912359.13" calcext:value-type="float">
            <text:p>912359.13</text:p>
          </table:table-cell>
          <table:table-cell office:value-type="float" office:value="498499.44" calcext:value-type="float">
            <text:p>498499.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6970.08" calcext:value-type="float">
            <text:p>3736970.08</text:p>
          </table:table-cell>
          <table:table-cell office:value-type="float" office:value="1872960.64" calcext:value-type="float">
            <text:p>1872960.64</text:p>
          </table:table-cell>
          <table:table-cell office:value-type="float" office:value="947706.91" calcext:value-type="float">
            <text:p>947706.91</text:p>
          </table:table-cell>
          <table:table-cell office:value-type="float" office:value="498349.03" calcext:value-type="float">
            <text:p>498349.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6361.12" calcext:value-type="float">
            <text:p>3736361.12</text:p>
          </table:table-cell>
          <table:table-cell office:value-type="float" office:value="1885830.37" calcext:value-type="float">
            <text:p>1885830.37</text:p>
          </table:table-cell>
          <table:table-cell office:value-type="float" office:value="948265.08" calcext:value-type="float">
            <text:p>948265.08</text:p>
          </table:table-cell>
          <table:table-cell office:value-type="float" office:value="498122.26" calcext:value-type="float">
            <text:p>498122.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9" calcext:value-type="float">
            <text:p>1.9</text:p>
          </table:table-cell>
          <table:table-cell office:value-type="float" office:value="3736560.45" calcext:value-type="float">
            <text:p>3736560.45</text:p>
          </table:table-cell>
          <table:table-cell office:value-type="float" office:value="1873970.82" calcext:value-type="float">
            <text:p>1873970.82</text:p>
          </table:table-cell>
          <table:table-cell office:value-type="float" office:value="935028.28" calcext:value-type="float">
            <text:p>935028.28</text:p>
          </table:table-cell>
          <table:table-cell office:value-type="float" office:value="499205.04" calcext:value-type="float">
            <text:p>499205.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1.9" calcext:value-type="float">
            <text:p>1.9</text:p>
          </table:table-cell>
          <table:table-cell office:value-type="float" office:value="3735867.55" calcext:value-type="float">
            <text:p>3735867.55</text:p>
          </table:table-cell>
          <table:table-cell office:value-type="float" office:value="1885585.91" calcext:value-type="float">
            <text:p>1885585.91</text:p>
          </table:table-cell>
          <table:table-cell office:value-type="float" office:value="907943.52" calcext:value-type="float">
            <text:p>907943.52</text:p>
          </table:table-cell>
          <table:table-cell office:value-type="float" office:value="498286.98" calcext:value-type="float">
            <text:p>498286.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6492.48" calcext:value-type="float">
            <text:p>3736492.48</text:p>
          </table:table-cell>
          <table:table-cell office:value-type="float" office:value="1871982.36" calcext:value-type="float">
            <text:p>1871982.36</text:p>
          </table:table-cell>
          <table:table-cell office:value-type="float" office:value="949635.57" calcext:value-type="float">
            <text:p>949635.57</text:p>
          </table:table-cell>
          <table:table-cell office:value-type="float" office:value="498114.02" calcext:value-type="float">
            <text:p>498114.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47612.92" calcext:value-type="float">
            <text:p>3747612.92</text:p>
          </table:table-cell>
          <table:table-cell office:value-type="float" office:value="1885339.11" calcext:value-type="float">
            <text:p>1885339.11</text:p>
          </table:table-cell>
          <table:table-cell office:value-type="float" office:value="947655.92" calcext:value-type="float">
            <text:p>947655.92</text:p>
          </table:table-cell>
          <table:table-cell office:value-type="float" office:value="498404.65" calcext:value-type="float">
            <text:p>498404.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float" office:value="3736447.18" calcext:value-type="float">
            <text:p>3736447.18</text:p>
          </table:table-cell>
          <table:table-cell office:value-type="float" office:value="1872440.75" calcext:value-type="float">
            <text:p>1872440.75</text:p>
          </table:table-cell>
          <table:table-cell office:value-type="float" office:value="934891.39" calcext:value-type="float">
            <text:p>934891.39</text:p>
          </table:table-cell>
          <table:table-cell office:value-type="float" office:value="477926.17" calcext:value-type="float">
            <text:p>477926.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1.9" calcext:value-type="float">
            <text:p>1.9</text:p>
          </table:table-cell>
          <table:table-cell office:value-type="float" office:value="3736203.9" calcext:value-type="float">
            <text:p>3736203.9</text:p>
          </table:table-cell>
          <table:table-cell office:value-type="float" office:value="1884821.68" calcext:value-type="float">
            <text:p>1884821.68</text:p>
          </table:table-cell>
          <table:table-cell office:value-type="float" office:value="909155.81" calcext:value-type="float">
            <text:p>909155.81</text:p>
          </table:table-cell>
          <table:table-cell office:value-type="float" office:value="498273.35" calcext:value-type="float">
            <text:p>498273.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6466.39" calcext:value-type="float">
            <text:p>3736466.39</text:p>
          </table:table-cell>
          <table:table-cell office:value-type="float" office:value="1872849.94" calcext:value-type="float">
            <text:p>1872849.94</text:p>
          </table:table-cell>
          <table:table-cell office:value-type="float" office:value="948064.08" calcext:value-type="float">
            <text:p>948064.08</text:p>
          </table:table-cell>
          <table:table-cell office:value-type="float" office:value="498406.64" calcext:value-type="float">
            <text:p>498406.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5829.5" calcext:value-type="float">
            <text:p>3735829.5</text:p>
          </table:table-cell>
          <table:table-cell office:value-type="float" office:value="1885572.22" calcext:value-type="float">
            <text:p>1885572.22</text:p>
          </table:table-cell>
          <table:table-cell office:value-type="float" office:value="948382.9" calcext:value-type="float">
            <text:p>948382.9</text:p>
          </table:table-cell>
          <table:table-cell office:value-type="float" office:value="498107.32" calcext:value-type="float">
            <text:p>498107.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9" calcext:value-type="float">
            <text:p>1.9</text:p>
          </table:table-cell>
          <table:table-cell office:value-type="float" office:value="3736340.86" calcext:value-type="float">
            <text:p>3736340.86</text:p>
          </table:table-cell>
          <table:table-cell office:value-type="float" office:value="1872293.07" calcext:value-type="float">
            <text:p>1872293.07</text:p>
          </table:table-cell>
          <table:table-cell office:value-type="float" office:value="935598.73" calcext:value-type="float">
            <text:p>935598.73</text:p>
          </table:table-cell>
          <table:table-cell office:value-type="float" office:value="498369.85" calcext:value-type="float">
            <text:p>498369.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1.9" calcext:value-type="float">
            <text:p>1.9</text:p>
          </table:table-cell>
          <table:table-cell office:value-type="float" office:value="3735844.32" calcext:value-type="float">
            <text:p>3735844.32</text:p>
          </table:table-cell>
          <table:table-cell office:value-type="float" office:value="1886239.09" calcext:value-type="float">
            <text:p>1886239.09</text:p>
          </table:table-cell>
          <table:table-cell office:value-type="float" office:value="909226.41" calcext:value-type="float">
            <text:p>909226.41</text:p>
          </table:table-cell>
          <table:table-cell office:value-type="float" office:value="498253.79" calcext:value-type="float">
            <text:p>498253.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5908.36" calcext:value-type="float">
            <text:p>3735908.36</text:p>
          </table:table-cell>
          <table:table-cell office:value-type="float" office:value="1874064.36" calcext:value-type="float">
            <text:p>1874064.36</text:p>
          </table:table-cell>
          <table:table-cell office:value-type="float" office:value="947850.12" calcext:value-type="float">
            <text:p>947850.12</text:p>
          </table:table-cell>
          <table:table-cell office:value-type="float" office:value="498271.8" calcext:value-type="float">
            <text:p>498271.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6525.93" calcext:value-type="float">
            <text:p>3736525.93</text:p>
          </table:table-cell>
          <table:table-cell office:value-type="float" office:value="1886139.39" calcext:value-type="float">
            <text:p>1886139.39</text:p>
          </table:table-cell>
          <table:table-cell office:value-type="float" office:value="947961.5" calcext:value-type="float">
            <text:p>947961.5</text:p>
          </table:table-cell>
          <table:table-cell office:value-type="float" office:value="498345.82" calcext:value-type="float">
            <text:p>498345.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float" office:value="3736152.22" calcext:value-type="float">
            <text:p>3736152.22</text:p>
          </table:table-cell>
          <table:table-cell office:value-type="float" office:value="1871869.55" calcext:value-type="float">
            <text:p>1871869.55</text:p>
          </table:table-cell>
          <table:table-cell office:value-type="float" office:value="935339.24" calcext:value-type="float">
            <text:p>935339.24</text:p>
          </table:table-cell>
          <table:table-cell office:value-type="float" office:value="478090.28" calcext:value-type="float">
            <text:p>478090.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74" calcext:value-type="float">
            <text:p>1.74</text:p>
          </table:table-cell>
          <table:table-cell office:value-type="float" office:value="1.9" calcext:value-type="float">
            <text:p>1.9</text:p>
          </table:table-cell>
          <table:table-cell office:value-type="float" office:value="3736251.88" calcext:value-type="float">
            <text:p>3736251.88</text:p>
          </table:table-cell>
          <table:table-cell office:value-type="float" office:value="1884510.34" calcext:value-type="float">
            <text:p>1884510.34</text:p>
          </table:table-cell>
          <table:table-cell office:value-type="float" office:value="911393.5" calcext:value-type="float">
            <text:p>911393.5</text:p>
          </table:table-cell>
          <table:table-cell office:value-type="float" office:value="498269.49" calcext:value-type="float">
            <text:p>498269.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5986.31" calcext:value-type="float">
            <text:p>3735986.31</text:p>
          </table:table-cell>
          <table:table-cell office:value-type="float" office:value="1872876.36" calcext:value-type="float">
            <text:p>1872876.36</text:p>
          </table:table-cell>
          <table:table-cell office:value-type="float" office:value="947538.12" calcext:value-type="float">
            <text:p>947538.12</text:p>
          </table:table-cell>
          <table:table-cell office:value-type="float" office:value="498275.86" calcext:value-type="float">
            <text:p>498275.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6073.39" calcext:value-type="float">
            <text:p>3736073.39</text:p>
          </table:table-cell>
          <table:table-cell office:value-type="float" office:value="1885028" calcext:value-type="float">
            <text:p>1885028</text:p>
          </table:table-cell>
          <table:table-cell office:value-type="float" office:value="948483.54" calcext:value-type="float">
            <text:p>948483.54</text:p>
          </table:table-cell>
          <table:table-cell office:value-type="float" office:value="498341.4" calcext:value-type="float">
            <text:p>498341.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.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9" calcext:value-type="float">
            <text:p>1.9</text:p>
          </table:table-cell>
          <table:table-cell office:value-type="float" office:value="3769114.23" calcext:value-type="float">
            <text:p>3769114.23</text:p>
          </table:table-cell>
          <table:table-cell office:value-type="float" office:value="1872508.19" calcext:value-type="float">
            <text:p>1872508.19</text:p>
          </table:table-cell>
          <table:table-cell office:value-type="float" office:value="934844.01" calcext:value-type="float">
            <text:p>934844.01</text:p>
          </table:table-cell>
          <table:table-cell office:value-type="float" office:value="498810.58" calcext:value-type="float">
            <text:p>498810.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1.9" calcext:value-type="float">
            <text:p>1.9</text:p>
          </table:table-cell>
          <table:table-cell office:value-type="float" office:value="3736555.9" calcext:value-type="float">
            <text:p>3736555.9</text:p>
          </table:table-cell>
          <table:table-cell office:value-type="float" office:value="1890150.11" calcext:value-type="float">
            <text:p>1890150.11</text:p>
          </table:table-cell>
          <table:table-cell office:value-type="float" office:value="907727.27" calcext:value-type="float">
            <text:p>907727.27</text:p>
          </table:table-cell>
          <table:table-cell office:value-type="float" office:value="498299.53" calcext:value-type="float">
            <text:p>498299.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9941.25" calcext:value-type="float">
            <text:p>3739941.25</text:p>
          </table:table-cell>
          <table:table-cell office:value-type="float" office:value="1872479.71" calcext:value-type="float">
            <text:p>1872479.71</text:p>
          </table:table-cell>
          <table:table-cell office:value-type="float" office:value="947544.86" calcext:value-type="float">
            <text:p>947544.86</text:p>
          </table:table-cell>
          <table:table-cell office:value-type="float" office:value="498081.6" calcext:value-type="float">
            <text:p>498081.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8522.96" calcext:value-type="float">
            <text:p>3738522.96</text:p>
          </table:table-cell>
          <table:table-cell office:value-type="float" office:value="1884634.73" calcext:value-type="float">
            <text:p>1884634.73</text:p>
          </table:table-cell>
          <table:table-cell office:value-type="float" office:value="948916" calcext:value-type="float">
            <text:p>948916</text:p>
          </table:table-cell>
          <table:table-cell office:value-type="float" office:value="498361.48" calcext:value-type="float">
            <text:p>498361.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float" office:value="3736130.48" calcext:value-type="float">
            <text:p>3736130.48</text:p>
          </table:table-cell>
          <table:table-cell office:value-type="float" office:value="1873577.75" calcext:value-type="float">
            <text:p>1873577.75</text:p>
          </table:table-cell>
          <table:table-cell office:value-type="float" office:value="935182.13" calcext:value-type="float">
            <text:p>935182.13</text:p>
          </table:table-cell>
          <table:table-cell office:value-type="float" office:value="478037.01" calcext:value-type="float">
            <text:p>478037.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74" calcext:value-type="float">
            <text:p>1.74</text:p>
          </table:table-cell>
          <table:table-cell office:value-type="float" office:value="1.9" calcext:value-type="float">
            <text:p>1.9</text:p>
          </table:table-cell>
          <table:table-cell office:value-type="float" office:value="3736945.95" calcext:value-type="float">
            <text:p>3736945.95</text:p>
          </table:table-cell>
          <table:table-cell office:value-type="float" office:value="1885969.01" calcext:value-type="float">
            <text:p>1885969.01</text:p>
          </table:table-cell>
          <table:table-cell office:value-type="float" office:value="909769.52" calcext:value-type="float">
            <text:p>909769.52</text:p>
          </table:table-cell>
          <table:table-cell office:value-type="float" office:value="498066.06" calcext:value-type="float">
            <text:p>498066.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57078.71" calcext:value-type="float">
            <text:p>3757078.71</text:p>
          </table:table-cell>
          <table:table-cell office:value-type="float" office:value="1872345.25" calcext:value-type="float">
            <text:p>1872345.25</text:p>
          </table:table-cell>
          <table:table-cell office:value-type="float" office:value="947875.4" calcext:value-type="float">
            <text:p>947875.4</text:p>
          </table:table-cell>
          <table:table-cell office:value-type="float" office:value="498386.32" calcext:value-type="float">
            <text:p>498386.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46469.34" calcext:value-type="float">
            <text:p>3746469.34</text:p>
          </table:table-cell>
          <table:table-cell office:value-type="float" office:value="1885347.77" calcext:value-type="float">
            <text:p>1885347.77</text:p>
          </table:table-cell>
          <table:table-cell office:value-type="float" office:value="947595.8" calcext:value-type="float">
            <text:p>947595.8</text:p>
          </table:table-cell>
          <table:table-cell office:value-type="float" office:value="498254.37" calcext:value-type="float">
            <text:p>498254.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9" calcext:value-type="float">
            <text:p>1.9</text:p>
          </table:table-cell>
          <table:table-cell office:value-type="float" office:value="3738160.42" calcext:value-type="float">
            <text:p>3738160.42</text:p>
          </table:table-cell>
          <table:table-cell office:value-type="float" office:value="1871676.87" calcext:value-type="float">
            <text:p>1871676.87</text:p>
          </table:table-cell>
          <table:table-cell office:value-type="float" office:value="935533.44" calcext:value-type="float">
            <text:p>935533.44</text:p>
          </table:table-cell>
          <table:table-cell office:value-type="float" office:value="497965.97" calcext:value-type="float">
            <text:p>497965.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1.9" calcext:value-type="float">
            <text:p>1.9</text:p>
          </table:table-cell>
          <table:table-cell office:value-type="float" office:value="3736325.15" calcext:value-type="float">
            <text:p>3736325.15</text:p>
          </table:table-cell>
          <table:table-cell office:value-type="float" office:value="1884677.69" calcext:value-type="float">
            <text:p>1884677.69</text:p>
          </table:table-cell>
          <table:table-cell office:value-type="float" office:value="906739.35" calcext:value-type="float">
            <text:p>906739.35</text:p>
          </table:table-cell>
          <table:table-cell office:value-type="float" office:value="498402.95" calcext:value-type="float">
            <text:p>498402.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5926.89" calcext:value-type="float">
            <text:p>3735926.89</text:p>
          </table:table-cell>
          <table:table-cell office:value-type="float" office:value="1873367.92" calcext:value-type="float">
            <text:p>1873367.92</text:p>
          </table:table-cell>
          <table:table-cell office:value-type="float" office:value="947987.94" calcext:value-type="float">
            <text:p>947987.94</text:p>
          </table:table-cell>
          <table:table-cell office:value-type="float" office:value="498226.73" calcext:value-type="float">
            <text:p>498226.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6284.21" calcext:value-type="float">
            <text:p>3736284.21</text:p>
          </table:table-cell>
          <table:table-cell office:value-type="float" office:value="1885834.03" calcext:value-type="float">
            <text:p>1885834.03</text:p>
          </table:table-cell>
          <table:table-cell office:value-type="float" office:value="947684.84" calcext:value-type="float">
            <text:p>947684.84</text:p>
          </table:table-cell>
          <table:table-cell office:value-type="float" office:value="498212.81" calcext:value-type="float">
            <text:p>498212.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float" office:value="3735762.53" calcext:value-type="float">
            <text:p>3735762.53</text:p>
          </table:table-cell>
          <table:table-cell office:value-type="float" office:value="1872721.26" calcext:value-type="float">
            <text:p>1872721.26</text:p>
          </table:table-cell>
          <table:table-cell office:value-type="float" office:value="934875.87" calcext:value-type="float">
            <text:p>934875.87</text:p>
          </table:table-cell>
          <table:table-cell office:value-type="float" office:value="478111" calcext:value-type="float">
            <text:p>4781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74" calcext:value-type="float">
            <text:p>1.74</text:p>
          </table:table-cell>
          <table:table-cell office:value-type="float" office:value="1.9" calcext:value-type="float">
            <text:p>1.9</text:p>
          </table:table-cell>
          <table:table-cell office:value-type="float" office:value="3736685.95" calcext:value-type="float">
            <text:p>3736685.95</text:p>
          </table:table-cell>
          <table:table-cell office:value-type="float" office:value="1885686.86" calcext:value-type="float">
            <text:p>1885686.86</text:p>
          </table:table-cell>
          <table:table-cell office:value-type="float" office:value="913764.33" calcext:value-type="float">
            <text:p>913764.33</text:p>
          </table:table-cell>
          <table:table-cell office:value-type="float" office:value="498225.1" calcext:value-type="float">
            <text:p>498225.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5885.8" calcext:value-type="float">
            <text:p>3735885.8</text:p>
          </table:table-cell>
          <table:table-cell office:value-type="float" office:value="1872963.75" calcext:value-type="float">
            <text:p>1872963.75</text:p>
          </table:table-cell>
          <table:table-cell office:value-type="float" office:value="947737.85" calcext:value-type="float">
            <text:p>947737.85</text:p>
          </table:table-cell>
          <table:table-cell office:value-type="float" office:value="498392.28" calcext:value-type="float">
            <text:p>498392.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6151.02" calcext:value-type="float">
            <text:p>3736151.02</text:p>
          </table:table-cell>
          <table:table-cell office:value-type="float" office:value="1884923.64" calcext:value-type="float">
            <text:p>1884923.64</text:p>
          </table:table-cell>
          <table:table-cell office:value-type="float" office:value="947643.81" calcext:value-type="float">
            <text:p>947643.81</text:p>
          </table:table-cell>
          <table:table-cell office:value-type="float" office:value="498249.99" calcext:value-type="float">
            <text:p>498249.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9" calcext:value-type="float">
            <text:p>1.9</text:p>
          </table:table-cell>
          <table:table-cell office:value-type="float" office:value="3737105.12" calcext:value-type="float">
            <text:p>3737105.12</text:p>
          </table:table-cell>
          <table:table-cell office:value-type="float" office:value="1875374.91" calcext:value-type="float">
            <text:p>1875374.91</text:p>
          </table:table-cell>
          <table:table-cell office:value-type="float" office:value="935446.74" calcext:value-type="float">
            <text:p>935446.74</text:p>
          </table:table-cell>
          <table:table-cell office:value-type="float" office:value="498618.6" calcext:value-type="float">
            <text:p>498618.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1.9" calcext:value-type="float">
            <text:p>1.9</text:p>
          </table:table-cell>
          <table:table-cell office:value-type="float" office:value="3736471.72" calcext:value-type="float">
            <text:p>3736471.72</text:p>
          </table:table-cell>
          <table:table-cell office:value-type="float" office:value="1885523.43" calcext:value-type="float">
            <text:p>1885523.43</text:p>
          </table:table-cell>
          <table:table-cell office:value-type="float" office:value="905372.56" calcext:value-type="float">
            <text:p>905372.56</text:p>
          </table:table-cell>
          <table:table-cell office:value-type="float" office:value="498307.42" calcext:value-type="float">
            <text:p>498307.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5779.4" calcext:value-type="float">
            <text:p>3735779.4</text:p>
          </table:table-cell>
          <table:table-cell office:value-type="float" office:value="1881737.77" calcext:value-type="float">
            <text:p>1881737.77</text:p>
          </table:table-cell>
          <table:table-cell office:value-type="float" office:value="947722.56" calcext:value-type="float">
            <text:p>947722.56</text:p>
          </table:table-cell>
          <table:table-cell office:value-type="float" office:value="498363.04" calcext:value-type="float">
            <text:p>498363.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736133.77" calcext:value-type="float">
            <text:p>3736133.77</text:p>
          </table:table-cell>
          <table:table-cell office:value-type="float" office:value="1893822.7" calcext:value-type="float">
            <text:p>1893822.7</text:p>
          </table:table-cell>
          <table:table-cell office:value-type="float" office:value="949994.41" calcext:value-type="float">
            <text:p>949994.41</text:p>
          </table:table-cell>
          <table:table-cell office:value-type="float" office:value="498222.85" calcext:value-type="float">
            <text:p>498222.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float" office:value="3736736.84" calcext:value-type="float">
            <text:p>3736736.84</text:p>
          </table:table-cell>
          <table:table-cell office:value-type="float" office:value="1871354.85" calcext:value-type="float">
            <text:p>1871354.85</text:p>
          </table:table-cell>
          <table:table-cell office:value-type="float" office:value="934910.79" calcext:value-type="float">
            <text:p>934910.79</text:p>
          </table:table-cell>
          <table:table-cell office:value-type="float" office:value="478017.34" calcext:value-type="float">
            <text:p>478017.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 style:data-style-name="N2" text:time-value="16:01:59.512584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9:06:50.669694243</meta:creation-date>
    <dc:date>2016-05-08T16:14:02.859240197</dc:date>
    <meta:editing-duration>PT20M6S</meta:editing-duration>
    <meta:editing-cycles>3</meta:editing-cycles>
    <meta:generator>LibreOffice/4.2.8.2$Linux_X86_64 LibreOffice_project/420m0$Build-2</meta:generator>
    <meta:document-statistic meta:table-count="5" meta:cell-count="138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832cm" svg:height="12.937cm" xlink:href=".." xlink:type="simple" chart:class="chart:line" chart:style-name="ch1">
        <chart:legend chart:legend-position="end" svg:x="30.118cm" svg:y="5.422cm" style:legend-expansion="high" chart:style-name="ch2"/>
        <chart:plot-area chart:style-name="ch3" table:cell-range-address="'Grafica de todos'.A1:'Grafica de todos'.E67" chart:data-source-has-labels="both" svg:x="0.636cm" svg:y="0.258cm" svg:width="28.846cm" svg:height="12.421cm">
          <chartooo:coordinate-region svg:x="1.548cm" svg:y="0.457cm" svg:width="27.747cm" svg:height="11.575cm"/>
          <chart:axis chart:dimension="x" chart:name="primary-x" chart:style-name="ch4" chartooo:axis-type="auto">
            <chartooo:date-scale/>
            <chart:categories table:cell-range-address="'Grafica de todos'.A2:'Grafica de todos'.A6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ica de todos'.B2:'Grafica de todos'.B67" chart:label-cell-address="'Grafica de todos'.B1:'Grafica de todos'.B1" chart:class="chart:line">
            <chart:data-point chart:repeated="66"/>
          </chart:series>
          <chart:series chart:style-name="ch7" chart:values-cell-range-address="'Grafica de todos'.C2:'Grafica de todos'.C67" chart:label-cell-address="'Grafica de todos'.C1:'Grafica de todos'.C1" chart:class="chart:line">
            <chart:data-point chart:repeated="66"/>
          </chart:series>
          <chart:series chart:style-name="ch8" chart:values-cell-range-address="'Grafica de todos'.D2:'Grafica de todos'.D67" chart:label-cell-address="'Grafica de todos'.D1:'Grafica de todos'.D1" chart:class="chart:line">
            <chart:data-point chart:repeated="66"/>
          </chart:series>
          <chart:series chart:style-name="ch9" chart:values-cell-range-address="'Grafica de todos'.E2:'Grafica de todos'.E67" chart:label-cell-address="'Grafica de todos'.E1:'Grafica de todos'.E1" chart:class="chart:line"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</text:p>
                <draw:g>
                  <svg:desc>'Grafica de todos'.B1:'Grafica de todos'.B1</svg:desc>
                </draw:g>
              </table:table-cell>
              <table:table-cell office:value-type="string">
                <text:p>16</text:p>
                <draw:g>
                  <svg:desc>'Grafica de todos'.C1:'Grafica de todos'.C1</svg:desc>
                </draw:g>
              </table:table-cell>
              <table:table-cell office:value-type="string">
                <text:p>32</text:p>
                <draw:g>
                  <svg:desc>'Grafica de todos'.D1:'Grafica de todos'.D1</svg:desc>
                </draw:g>
              </table:table-cell>
              <table:table-cell office:value-type="string">
                <text:p>64</text:p>
                <draw:g>
                  <svg:desc>'Grafica de todos'.E1:'Grafica de todos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rafica de todos'.A2:'Grafica de todos'.A67</svg:desc>
                </draw:g>
              </table:table-cell>
              <table:table-cell office:value-type="float" office:value="1.8">
                <text:p>1.8</text:p>
                <draw:g>
                  <svg:desc>'Grafica de todos'.B2:'Grafica de todos'.B67</svg:desc>
                </draw:g>
              </table:table-cell>
              <table:table-cell office:value-type="float" office:value="1.84">
                <text:p>1.84</text:p>
                <draw:g>
                  <svg:desc>'Grafica de todos'.C2:'Grafica de todos'.C67</svg:desc>
                </draw:g>
              </table:table-cell>
              <table:table-cell office:value-type="float" office:value="1.87">
                <text:p>1.87</text:p>
                <draw:g>
                  <svg:desc>'Grafica de todos'.D2:'Grafica de todos'.D67</svg:desc>
                </draw:g>
              </table:table-cell>
              <table:table-cell office:value-type="float" office:value="2.01">
                <text:p>2.01</text:p>
                <draw:g>
                  <svg:desc>'Grafica de todos'.E2:'Grafica de todos'.E6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78">
                <text:p>1.7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73">
                <text:p>1.7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78">
                <text:p>1.7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74">
                <text:p>1.7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78">
                <text:p>1.7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73">
                <text:p>1.7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78">
                <text:p>1.78</text:p>
              </table:table-cell>
              <table:table-cell office:value-type="float" office:value="1.82">
                <text:p>1.82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78">
                <text:p>1.7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78">
                <text:p>1.7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73">
                <text:p>1.7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78">
                <text:p>1.7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74">
                <text:p>1.7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78">
                <text:p>1.7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73">
                <text:p>1.7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79">
                <text:p>1.79</text:p>
              </table:table-cell>
              <table:table-cell office:value-type="float" office:value="1.8">
                <text:p>1.8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78">
                <text:p>1.7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73">
                <text:p>1.7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78">
                <text:p>1.7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73">
                <text:p>1.7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78">
                <text:p>1.7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74">
                <text:p>1.7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8">
                <text:p>1.8</text:p>
              </table:table-cell>
              <table:table-cell office:value-type="float" office:value="1.79">
                <text:p>1.79</text:p>
              </table:table-cell>
              <table:table-cell office:value-type="float" office:value="1.78">
                <text:p>1.7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73">
                <text:p>1.7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78">
                <text:p>1.7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74">
                <text:p>1.7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9">
                <text:p>1.79</text:p>
              </table:table-cell>
              <table:table-cell office:value-type="float" office:value="1.79">
                <text:p>1.79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79">
                <text:p>1.79</text:p>
              </table:table-cell>
              <table:table-cell office:value-type="float" office:value="1.8">
                <text:p>1.8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78">
                <text:p>1.7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73">
                <text:p>1.7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78">
                <text:p>1.7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74">
                <text:p>1.7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78">
                <text:p>1.7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73">
                <text:p>1.7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.78">
                <text:p>1.78</text:p>
              </table:table-cell>
              <table:table-cell office:value-type="float" office:value="1.81">
                <text:p>1.81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8">
                <text:p>1.78</text:p>
              </table:table-cell>
              <table:table-cell office:value-type="float" office:value="1.78">
                <text:p>1.78</text:p>
              </table:table-cell>
              <table:table-cell office:value-type="float" office:value="1.78">
                <text:p>1.7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691cm" svg:height="17.023cm" xlink:href=".." xlink:type="simple" chart:class="chart:line" chart:style-name="ch1">
        <chart:legend chart:legend-position="end" svg:x="29.977cm" svg:y="7.465cm" style:legend-expansion="high" chart:style-name="ch2"/>
        <chart:plot-area chart:style-name="ch3" table:cell-range-address="'Grafica de todos'.A1:'Grafica de todos'.A66 'Grafica de todos'.F1:'Grafica de todos'.I66" chart:data-source-has-labels="both" svg:x="0.633cm" svg:y="0.34cm" svg:width="28.711cm" svg:height="16.343cm">
          <chartooo:coordinate-region svg:x="2.18cm" svg:y="0.54cm" svg:width="26.977cm" svg:height="15.496cm"/>
          <chart:axis chart:dimension="x" chart:name="primary-x" chart:style-name="ch4" chartooo:axis-type="auto">
            <chartooo:date-scale/>
            <chart:categories table:cell-range-address="'Grafica de todos'.A2:'Grafica de todos'.A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ica de todos'.F2:'Grafica de todos'.F66" chart:label-cell-address="'Grafica de todos'.F1:'Grafica de todos'.F1" chart:class="chart:line">
            <chart:data-point chart:repeated="65"/>
          </chart:series>
          <chart:series chart:style-name="ch7" chart:values-cell-range-address="'Grafica de todos'.G2:'Grafica de todos'.G66" chart:label-cell-address="'Grafica de todos'.G1:'Grafica de todos'.G1" chart:class="chart:line">
            <chart:data-point chart:repeated="65"/>
          </chart:series>
          <chart:series chart:style-name="ch8" chart:values-cell-range-address="'Grafica de todos'.H2:'Grafica de todos'.H66" chart:label-cell-address="'Grafica de todos'.H1:'Grafica de todos'.H1" chart:class="chart:line">
            <chart:data-point chart:repeated="65"/>
          </chart:series>
          <chart:series chart:style-name="ch9" chart:values-cell-range-address="'Grafica de todos'.I2:'Grafica de todos'.I66" chart:label-cell-address="'Grafica de todos'.I1:'Grafica de todos'.I1" chart:class="chart:line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</text:p>
                <draw:g>
                  <svg:desc>'Grafica de todos'.F1:'Grafica de todos'.F1</svg:desc>
                </draw:g>
              </table:table-cell>
              <table:table-cell office:value-type="string">
                <text:p>16</text:p>
                <draw:g>
                  <svg:desc>'Grafica de todos'.G1:'Grafica de todos'.G1</svg:desc>
                </draw:g>
              </table:table-cell>
              <table:table-cell office:value-type="string">
                <text:p>32</text:p>
                <draw:g>
                  <svg:desc>'Grafica de todos'.H1:'Grafica de todos'.H1</svg:desc>
                </draw:g>
              </table:table-cell>
              <table:table-cell office:value-type="string">
                <text:p>64</text:p>
                <draw:g>
                  <svg:desc>'Grafica de todos'.I1:'Grafica de todos'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rafica de todos'.A2:'Grafica de todos'.A66</svg:desc>
                </draw:g>
              </table:table-cell>
              <table:table-cell office:value-type="float" office:value="3783641.09">
                <text:p>3783641.09</text:p>
                <draw:g>
                  <svg:desc>'Grafica de todos'.F2:'Grafica de todos'.F66</svg:desc>
                </draw:g>
              </table:table-cell>
              <table:table-cell office:value-type="float" office:value="1926174.42">
                <text:p>1926174.42</text:p>
                <draw:g>
                  <svg:desc>'Grafica de todos'.G2:'Grafica de todos'.G66</svg:desc>
                </draw:g>
              </table:table-cell>
              <table:table-cell office:value-type="float" office:value="981317.12">
                <text:p>981317.12</text:p>
                <draw:g>
                  <svg:desc>'Grafica de todos'.H2:'Grafica de todos'.H66</svg:desc>
                </draw:g>
              </table:table-cell>
              <table:table-cell office:value-type="float" office:value="525741.57">
                <text:p>525741.57</text:p>
                <draw:g>
                  <svg:desc>'Grafica de todos'.I2:'Grafica de todos'.I6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736873.25">
                <text:p>3736873.25</text:p>
              </table:table-cell>
              <table:table-cell office:value-type="float" office:value="1886075.4">
                <text:p>1886075.4</text:p>
              </table:table-cell>
              <table:table-cell office:value-type="float" office:value="916011.32">
                <text:p>916011.32</text:p>
              </table:table-cell>
              <table:table-cell office:value-type="float" office:value="498297.7">
                <text:p>498297.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37442.54">
                <text:p>3737442.54</text:p>
              </table:table-cell>
              <table:table-cell office:value-type="float" office:value="1872180.98">
                <text:p>1872180.98</text:p>
              </table:table-cell>
              <table:table-cell office:value-type="float" office:value="948327.48">
                <text:p>948327.48</text:p>
              </table:table-cell>
              <table:table-cell office:value-type="float" office:value="498007.08">
                <text:p>498007.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736790.21">
                <text:p>3736790.21</text:p>
              </table:table-cell>
              <table:table-cell office:value-type="float" office:value="1884720.04">
                <text:p>1884720.04</text:p>
              </table:table-cell>
              <table:table-cell office:value-type="float" office:value="948259.26">
                <text:p>948259.26</text:p>
              </table:table-cell>
              <table:table-cell office:value-type="float" office:value="498543.11">
                <text:p>498543.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736731.14">
                <text:p>3736731.14</text:p>
              </table:table-cell>
              <table:table-cell office:value-type="float" office:value="1872737.09">
                <text:p>1872737.09</text:p>
              </table:table-cell>
              <table:table-cell office:value-type="float" office:value="935758.87">
                <text:p>935758.87</text:p>
              </table:table-cell>
              <table:table-cell office:value-type="float" office:value="498281.83">
                <text:p>498281.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736436.78">
                <text:p>3736436.78</text:p>
              </table:table-cell>
              <table:table-cell office:value-type="float" office:value="1888075.71">
                <text:p>1888075.71</text:p>
              </table:table-cell>
              <table:table-cell office:value-type="float" office:value="907693.98">
                <text:p>907693.98</text:p>
              </table:table-cell>
              <table:table-cell office:value-type="float" office:value="498131.97">
                <text:p>498131.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736193.23">
                <text:p>3736193.23</text:p>
              </table:table-cell>
              <table:table-cell office:value-type="float" office:value="1871720.97">
                <text:p>1871720.97</text:p>
              </table:table-cell>
              <table:table-cell office:value-type="float" office:value="948122.88">
                <text:p>948122.88</text:p>
              </table:table-cell>
              <table:table-cell office:value-type="float" office:value="498522.95">
                <text:p>498522.9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738031.34">
                <text:p>3738031.34</text:p>
              </table:table-cell>
              <table:table-cell office:value-type="float" office:value="1884774.07">
                <text:p>1884774.07</text:p>
              </table:table-cell>
              <table:table-cell office:value-type="float" office:value="947762.67">
                <text:p>947762.67</text:p>
              </table:table-cell>
              <table:table-cell office:value-type="float" office:value="498458.39">
                <text:p>498458.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736193.45">
                <text:p>3736193.45</text:p>
              </table:table-cell>
              <table:table-cell office:value-type="float" office:value="1871876.05">
                <text:p>1871876.05</text:p>
              </table:table-cell>
              <table:table-cell office:value-type="float" office:value="935404.43">
                <text:p>935404.43</text:p>
              </table:table-cell>
              <table:table-cell office:value-type="float" office:value="477984.03">
                <text:p>477984.0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736526.4">
                <text:p>3736526.4</text:p>
              </table:table-cell>
              <table:table-cell office:value-type="float" office:value="1885200.67">
                <text:p>1885200.67</text:p>
              </table:table-cell>
              <table:table-cell office:value-type="float" office:value="912399.74">
                <text:p>912399.74</text:p>
              </table:table-cell>
              <table:table-cell office:value-type="float" office:value="498425.28">
                <text:p>498425.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35889.07">
                <text:p>3735889.07</text:p>
              </table:table-cell>
              <table:table-cell office:value-type="float" office:value="1872324.75">
                <text:p>1872324.75</text:p>
              </table:table-cell>
              <table:table-cell office:value-type="float" office:value="949011.07">
                <text:p>949011.07</text:p>
              </table:table-cell>
              <table:table-cell office:value-type="float" office:value="498124.7">
                <text:p>498124.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736823.89">
                <text:p>3736823.89</text:p>
              </table:table-cell>
              <table:table-cell office:value-type="float" office:value="1885680.98">
                <text:p>1885680.98</text:p>
              </table:table-cell>
              <table:table-cell office:value-type="float" office:value="948508.98">
                <text:p>948508.98</text:p>
              </table:table-cell>
              <table:table-cell office:value-type="float" office:value="498414.68">
                <text:p>498414.6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735967.18">
                <text:p>3735967.18</text:p>
              </table:table-cell>
              <table:table-cell office:value-type="float" office:value="1871917.19">
                <text:p>1871917.19</text:p>
              </table:table-cell>
              <table:table-cell office:value-type="float" office:value="934961.46">
                <text:p>934961.46</text:p>
              </table:table-cell>
              <table:table-cell office:value-type="float" office:value="498343.93">
                <text:p>498343.9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736729.62">
                <text:p>3736729.62</text:p>
              </table:table-cell>
              <table:table-cell office:value-type="float" office:value="1885415.32">
                <text:p>1885415.32</text:p>
              </table:table-cell>
              <table:table-cell office:value-type="float" office:value="907441.88">
                <text:p>907441.88</text:p>
              </table:table-cell>
              <table:table-cell office:value-type="float" office:value="498655">
                <text:p>49865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736400.6">
                <text:p>3736400.6</text:p>
              </table:table-cell>
              <table:table-cell office:value-type="float" office:value="1872140.79">
                <text:p>1872140.79</text:p>
              </table:table-cell>
              <table:table-cell office:value-type="float" office:value="947871.95">
                <text:p>947871.95</text:p>
              </table:table-cell>
              <table:table-cell office:value-type="float" office:value="498465.55">
                <text:p>498465.5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735991.81">
                <text:p>3735991.81</text:p>
              </table:table-cell>
              <table:table-cell office:value-type="float" office:value="1910696.19">
                <text:p>1910696.19</text:p>
              </table:table-cell>
              <table:table-cell office:value-type="float" office:value="947901.74">
                <text:p>947901.74</text:p>
              </table:table-cell>
              <table:table-cell office:value-type="float" office:value="498352.99">
                <text:p>498352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736753.69">
                <text:p>3736753.69</text:p>
              </table:table-cell>
              <table:table-cell office:value-type="float" office:value="1872249.89">
                <text:p>1872249.89</text:p>
              </table:table-cell>
              <table:table-cell office:value-type="float" office:value="934921.95">
                <text:p>934921.95</text:p>
              </table:table-cell>
              <table:table-cell office:value-type="float" office:value="477935.99">
                <text:p>477935.9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36098.42">
                <text:p>3736098.42</text:p>
              </table:table-cell>
              <table:table-cell office:value-type="float" office:value="1887092.88">
                <text:p>1887092.88</text:p>
              </table:table-cell>
              <table:table-cell office:value-type="float" office:value="918776.45">
                <text:p>918776.45</text:p>
              </table:table-cell>
              <table:table-cell office:value-type="float" office:value="498290.5">
                <text:p>498290.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736469.66">
                <text:p>3736469.66</text:p>
              </table:table-cell>
              <table:table-cell office:value-type="float" office:value="1872279.06">
                <text:p>1872279.06</text:p>
              </table:table-cell>
              <table:table-cell office:value-type="float" office:value="948683.43">
                <text:p>948683.43</text:p>
              </table:table-cell>
              <table:table-cell office:value-type="float" office:value="498292.39">
                <text:p>498292.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736257.08">
                <text:p>3736257.08</text:p>
              </table:table-cell>
              <table:table-cell office:value-type="float" office:value="1884810.4">
                <text:p>1884810.4</text:p>
              </table:table-cell>
              <table:table-cell office:value-type="float" office:value="947917.37">
                <text:p>947917.37</text:p>
              </table:table-cell>
              <table:table-cell office:value-type="float" office:value="498192.29">
                <text:p>498192.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36171.79">
                <text:p>3736171.79</text:p>
              </table:table-cell>
              <table:table-cell office:value-type="float" office:value="1872076.96">
                <text:p>1872076.96</text:p>
              </table:table-cell>
              <table:table-cell office:value-type="float" office:value="935724.77">
                <text:p>935724.77</text:p>
              </table:table-cell>
              <table:table-cell office:value-type="float" office:value="498263.23">
                <text:p>498263.2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736162.99">
                <text:p>3736162.99</text:p>
              </table:table-cell>
              <table:table-cell office:value-type="float" office:value="1885125.53">
                <text:p>1885125.53</text:p>
              </table:table-cell>
              <table:table-cell office:value-type="float" office:value="908475.73">
                <text:p>908475.73</text:p>
              </table:table-cell>
              <table:table-cell office:value-type="float" office:value="498111.68">
                <text:p>498111.6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736418.14">
                <text:p>3736418.14</text:p>
              </table:table-cell>
              <table:table-cell office:value-type="float" office:value="1872507.73">
                <text:p>1872507.73</text:p>
              </table:table-cell>
              <table:table-cell office:value-type="float" office:value="947704.74">
                <text:p>947704.74</text:p>
              </table:table-cell>
              <table:table-cell office:value-type="float" office:value="498412.77">
                <text:p>498412.7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736107.5">
                <text:p>3736107.5</text:p>
              </table:table-cell>
              <table:table-cell office:value-type="float" office:value="1885807.38">
                <text:p>1885807.38</text:p>
              </table:table-cell>
              <table:table-cell office:value-type="float" office:value="948137.07">
                <text:p>948137.07</text:p>
              </table:table-cell>
              <table:table-cell office:value-type="float" office:value="498465.73">
                <text:p>498465.7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736442.01">
                <text:p>3736442.01</text:p>
              </table:table-cell>
              <table:table-cell office:value-type="float" office:value="1873148.16">
                <text:p>1873148.16</text:p>
              </table:table-cell>
              <table:table-cell office:value-type="float" office:value="934703.32">
                <text:p>934703.32</text:p>
              </table:table-cell>
              <table:table-cell office:value-type="float" office:value="477904.48">
                <text:p>477904.4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736089.66">
                <text:p>3736089.66</text:p>
              </table:table-cell>
              <table:table-cell office:value-type="float" office:value="1884954.65">
                <text:p>1884954.65</text:p>
              </table:table-cell>
              <table:table-cell office:value-type="float" office:value="912359.13">
                <text:p>912359.13</text:p>
              </table:table-cell>
              <table:table-cell office:value-type="float" office:value="498499.44">
                <text:p>498499.4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736970.08">
                <text:p>3736970.08</text:p>
              </table:table-cell>
              <table:table-cell office:value-type="float" office:value="1872960.64">
                <text:p>1872960.64</text:p>
              </table:table-cell>
              <table:table-cell office:value-type="float" office:value="947706.91">
                <text:p>947706.91</text:p>
              </table:table-cell>
              <table:table-cell office:value-type="float" office:value="498349.03">
                <text:p>498349.0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736361.12">
                <text:p>3736361.12</text:p>
              </table:table-cell>
              <table:table-cell office:value-type="float" office:value="1885830.37">
                <text:p>1885830.37</text:p>
              </table:table-cell>
              <table:table-cell office:value-type="float" office:value="948265.08">
                <text:p>948265.08</text:p>
              </table:table-cell>
              <table:table-cell office:value-type="float" office:value="498122.26">
                <text:p>498122.2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736560.45">
                <text:p>3736560.45</text:p>
              </table:table-cell>
              <table:table-cell office:value-type="float" office:value="1873970.82">
                <text:p>1873970.82</text:p>
              </table:table-cell>
              <table:table-cell office:value-type="float" office:value="935028.28">
                <text:p>935028.28</text:p>
              </table:table-cell>
              <table:table-cell office:value-type="float" office:value="499205.04">
                <text:p>499205.0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735867.55">
                <text:p>3735867.55</text:p>
              </table:table-cell>
              <table:table-cell office:value-type="float" office:value="1885585.91">
                <text:p>1885585.91</text:p>
              </table:table-cell>
              <table:table-cell office:value-type="float" office:value="907943.52">
                <text:p>907943.52</text:p>
              </table:table-cell>
              <table:table-cell office:value-type="float" office:value="498286.98">
                <text:p>498286.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36492.48">
                <text:p>3736492.48</text:p>
              </table:table-cell>
              <table:table-cell office:value-type="float" office:value="1871982.36">
                <text:p>1871982.36</text:p>
              </table:table-cell>
              <table:table-cell office:value-type="float" office:value="949635.57">
                <text:p>949635.57</text:p>
              </table:table-cell>
              <table:table-cell office:value-type="float" office:value="498114.02">
                <text:p>498114.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747612.92">
                <text:p>3747612.92</text:p>
              </table:table-cell>
              <table:table-cell office:value-type="float" office:value="1885339.11">
                <text:p>1885339.11</text:p>
              </table:table-cell>
              <table:table-cell office:value-type="float" office:value="947655.92">
                <text:p>947655.92</text:p>
              </table:table-cell>
              <table:table-cell office:value-type="float" office:value="498404.65">
                <text:p>498404.6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736447.18">
                <text:p>3736447.18</text:p>
              </table:table-cell>
              <table:table-cell office:value-type="float" office:value="1872440.75">
                <text:p>1872440.75</text:p>
              </table:table-cell>
              <table:table-cell office:value-type="float" office:value="934891.39">
                <text:p>934891.39</text:p>
              </table:table-cell>
              <table:table-cell office:value-type="float" office:value="477926.17">
                <text:p>477926.1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736203.9">
                <text:p>3736203.9</text:p>
              </table:table-cell>
              <table:table-cell office:value-type="float" office:value="1884821.68">
                <text:p>1884821.68</text:p>
              </table:table-cell>
              <table:table-cell office:value-type="float" office:value="909155.81">
                <text:p>909155.81</text:p>
              </table:table-cell>
              <table:table-cell office:value-type="float" office:value="498273.35">
                <text:p>498273.3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736466.39">
                <text:p>3736466.39</text:p>
              </table:table-cell>
              <table:table-cell office:value-type="float" office:value="1872849.94">
                <text:p>1872849.94</text:p>
              </table:table-cell>
              <table:table-cell office:value-type="float" office:value="948064.08">
                <text:p>948064.08</text:p>
              </table:table-cell>
              <table:table-cell office:value-type="float" office:value="498406.64">
                <text:p>498406.6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735829.5">
                <text:p>3735829.5</text:p>
              </table:table-cell>
              <table:table-cell office:value-type="float" office:value="1885572.22">
                <text:p>1885572.22</text:p>
              </table:table-cell>
              <table:table-cell office:value-type="float" office:value="948382.9">
                <text:p>948382.9</text:p>
              </table:table-cell>
              <table:table-cell office:value-type="float" office:value="498107.32">
                <text:p>498107.3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736340.86">
                <text:p>3736340.86</text:p>
              </table:table-cell>
              <table:table-cell office:value-type="float" office:value="1872293.07">
                <text:p>1872293.07</text:p>
              </table:table-cell>
              <table:table-cell office:value-type="float" office:value="935598.73">
                <text:p>935598.73</text:p>
              </table:table-cell>
              <table:table-cell office:value-type="float" office:value="498369.85">
                <text:p>498369.8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35844.32">
                <text:p>3735844.32</text:p>
              </table:table-cell>
              <table:table-cell office:value-type="float" office:value="1886239.09">
                <text:p>1886239.09</text:p>
              </table:table-cell>
              <table:table-cell office:value-type="float" office:value="909226.41">
                <text:p>909226.41</text:p>
              </table:table-cell>
              <table:table-cell office:value-type="float" office:value="498253.79">
                <text:p>498253.7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735908.36">
                <text:p>3735908.36</text:p>
              </table:table-cell>
              <table:table-cell office:value-type="float" office:value="1874064.36">
                <text:p>1874064.36</text:p>
              </table:table-cell>
              <table:table-cell office:value-type="float" office:value="947850.12">
                <text:p>947850.12</text:p>
              </table:table-cell>
              <table:table-cell office:value-type="float" office:value="498271.8">
                <text:p>498271.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736525.93">
                <text:p>3736525.93</text:p>
              </table:table-cell>
              <table:table-cell office:value-type="float" office:value="1886139.39">
                <text:p>1886139.39</text:p>
              </table:table-cell>
              <table:table-cell office:value-type="float" office:value="947961.5">
                <text:p>947961.5</text:p>
              </table:table-cell>
              <table:table-cell office:value-type="float" office:value="498345.82">
                <text:p>498345.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736152.22">
                <text:p>3736152.22</text:p>
              </table:table-cell>
              <table:table-cell office:value-type="float" office:value="1871869.55">
                <text:p>1871869.55</text:p>
              </table:table-cell>
              <table:table-cell office:value-type="float" office:value="935339.24">
                <text:p>935339.24</text:p>
              </table:table-cell>
              <table:table-cell office:value-type="float" office:value="478090.28">
                <text:p>478090.2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736251.88">
                <text:p>3736251.88</text:p>
              </table:table-cell>
              <table:table-cell office:value-type="float" office:value="1884510.34">
                <text:p>1884510.34</text:p>
              </table:table-cell>
              <table:table-cell office:value-type="float" office:value="911393.5">
                <text:p>911393.5</text:p>
              </table:table-cell>
              <table:table-cell office:value-type="float" office:value="498269.49">
                <text:p>498269.4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735986.31">
                <text:p>3735986.31</text:p>
              </table:table-cell>
              <table:table-cell office:value-type="float" office:value="1872876.36">
                <text:p>1872876.36</text:p>
              </table:table-cell>
              <table:table-cell office:value-type="float" office:value="947538.12">
                <text:p>947538.12</text:p>
              </table:table-cell>
              <table:table-cell office:value-type="float" office:value="498275.86">
                <text:p>498275.8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736073.39">
                <text:p>3736073.39</text:p>
              </table:table-cell>
              <table:table-cell office:value-type="float" office:value="1885028">
                <text:p>1885028</text:p>
              </table:table-cell>
              <table:table-cell office:value-type="float" office:value="948483.54">
                <text:p>948483.54</text:p>
              </table:table-cell>
              <table:table-cell office:value-type="float" office:value="498341.4">
                <text:p>498341.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769114.23">
                <text:p>3769114.23</text:p>
              </table:table-cell>
              <table:table-cell office:value-type="float" office:value="1872508.19">
                <text:p>1872508.19</text:p>
              </table:table-cell>
              <table:table-cell office:value-type="float" office:value="934844.01">
                <text:p>934844.01</text:p>
              </table:table-cell>
              <table:table-cell office:value-type="float" office:value="498810.58">
                <text:p>498810.5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736555.9">
                <text:p>3736555.9</text:p>
              </table:table-cell>
              <table:table-cell office:value-type="float" office:value="1890150.11">
                <text:p>1890150.11</text:p>
              </table:table-cell>
              <table:table-cell office:value-type="float" office:value="907727.27">
                <text:p>907727.27</text:p>
              </table:table-cell>
              <table:table-cell office:value-type="float" office:value="498299.53">
                <text:p>498299.5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739941.25">
                <text:p>3739941.25</text:p>
              </table:table-cell>
              <table:table-cell office:value-type="float" office:value="1872479.71">
                <text:p>1872479.71</text:p>
              </table:table-cell>
              <table:table-cell office:value-type="float" office:value="947544.86">
                <text:p>947544.86</text:p>
              </table:table-cell>
              <table:table-cell office:value-type="float" office:value="498081.6">
                <text:p>498081.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738522.96">
                <text:p>3738522.96</text:p>
              </table:table-cell>
              <table:table-cell office:value-type="float" office:value="1884634.73">
                <text:p>1884634.73</text:p>
              </table:table-cell>
              <table:table-cell office:value-type="float" office:value="948916">
                <text:p>948916</text:p>
              </table:table-cell>
              <table:table-cell office:value-type="float" office:value="498361.48">
                <text:p>498361.4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736130.48">
                <text:p>3736130.48</text:p>
              </table:table-cell>
              <table:table-cell office:value-type="float" office:value="1873577.75">
                <text:p>1873577.75</text:p>
              </table:table-cell>
              <table:table-cell office:value-type="float" office:value="935182.13">
                <text:p>935182.13</text:p>
              </table:table-cell>
              <table:table-cell office:value-type="float" office:value="478037.01">
                <text:p>478037.0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736945.95">
                <text:p>3736945.95</text:p>
              </table:table-cell>
              <table:table-cell office:value-type="float" office:value="1885969.01">
                <text:p>1885969.01</text:p>
              </table:table-cell>
              <table:table-cell office:value-type="float" office:value="909769.52">
                <text:p>909769.52</text:p>
              </table:table-cell>
              <table:table-cell office:value-type="float" office:value="498066.06">
                <text:p>498066.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757078.71">
                <text:p>3757078.71</text:p>
              </table:table-cell>
              <table:table-cell office:value-type="float" office:value="1872345.25">
                <text:p>1872345.25</text:p>
              </table:table-cell>
              <table:table-cell office:value-type="float" office:value="947875.4">
                <text:p>947875.4</text:p>
              </table:table-cell>
              <table:table-cell office:value-type="float" office:value="498386.32">
                <text:p>498386.3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746469.34">
                <text:p>3746469.34</text:p>
              </table:table-cell>
              <table:table-cell office:value-type="float" office:value="1885347.77">
                <text:p>1885347.77</text:p>
              </table:table-cell>
              <table:table-cell office:value-type="float" office:value="947595.8">
                <text:p>947595.8</text:p>
              </table:table-cell>
              <table:table-cell office:value-type="float" office:value="498254.37">
                <text:p>498254.3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738160.42">
                <text:p>3738160.42</text:p>
              </table:table-cell>
              <table:table-cell office:value-type="float" office:value="1871676.87">
                <text:p>1871676.87</text:p>
              </table:table-cell>
              <table:table-cell office:value-type="float" office:value="935533.44">
                <text:p>935533.44</text:p>
              </table:table-cell>
              <table:table-cell office:value-type="float" office:value="497965.97">
                <text:p>497965.9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736325.15">
                <text:p>3736325.15</text:p>
              </table:table-cell>
              <table:table-cell office:value-type="float" office:value="1884677.69">
                <text:p>1884677.69</text:p>
              </table:table-cell>
              <table:table-cell office:value-type="float" office:value="906739.35">
                <text:p>906739.35</text:p>
              </table:table-cell>
              <table:table-cell office:value-type="float" office:value="498402.95">
                <text:p>498402.9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735926.89">
                <text:p>3735926.89</text:p>
              </table:table-cell>
              <table:table-cell office:value-type="float" office:value="1873367.92">
                <text:p>1873367.92</text:p>
              </table:table-cell>
              <table:table-cell office:value-type="float" office:value="947987.94">
                <text:p>947987.94</text:p>
              </table:table-cell>
              <table:table-cell office:value-type="float" office:value="498226.73">
                <text:p>498226.7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736284.21">
                <text:p>3736284.21</text:p>
              </table:table-cell>
              <table:table-cell office:value-type="float" office:value="1885834.03">
                <text:p>1885834.03</text:p>
              </table:table-cell>
              <table:table-cell office:value-type="float" office:value="947684.84">
                <text:p>947684.84</text:p>
              </table:table-cell>
              <table:table-cell office:value-type="float" office:value="498212.81">
                <text:p>498212.8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735762.53">
                <text:p>3735762.53</text:p>
              </table:table-cell>
              <table:table-cell office:value-type="float" office:value="1872721.26">
                <text:p>1872721.26</text:p>
              </table:table-cell>
              <table:table-cell office:value-type="float" office:value="934875.87">
                <text:p>934875.87</text:p>
              </table:table-cell>
              <table:table-cell office:value-type="float" office:value="478111">
                <text:p>47811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736685.95">
                <text:p>3736685.95</text:p>
              </table:table-cell>
              <table:table-cell office:value-type="float" office:value="1885686.86">
                <text:p>1885686.86</text:p>
              </table:table-cell>
              <table:table-cell office:value-type="float" office:value="913764.33">
                <text:p>913764.33</text:p>
              </table:table-cell>
              <table:table-cell office:value-type="float" office:value="498225.1">
                <text:p>498225.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735885.8">
                <text:p>3735885.8</text:p>
              </table:table-cell>
              <table:table-cell office:value-type="float" office:value="1872963.75">
                <text:p>1872963.75</text:p>
              </table:table-cell>
              <table:table-cell office:value-type="float" office:value="947737.85">
                <text:p>947737.85</text:p>
              </table:table-cell>
              <table:table-cell office:value-type="float" office:value="498392.28">
                <text:p>498392.2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736151.02">
                <text:p>3736151.02</text:p>
              </table:table-cell>
              <table:table-cell office:value-type="float" office:value="1884923.64">
                <text:p>1884923.64</text:p>
              </table:table-cell>
              <table:table-cell office:value-type="float" office:value="947643.81">
                <text:p>947643.81</text:p>
              </table:table-cell>
              <table:table-cell office:value-type="float" office:value="498249.99">
                <text:p>498249.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737105.12">
                <text:p>3737105.12</text:p>
              </table:table-cell>
              <table:table-cell office:value-type="float" office:value="1875374.91">
                <text:p>1875374.91</text:p>
              </table:table-cell>
              <table:table-cell office:value-type="float" office:value="935446.74">
                <text:p>935446.74</text:p>
              </table:table-cell>
              <table:table-cell office:value-type="float" office:value="498618.6">
                <text:p>498618.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736471.72">
                <text:p>3736471.72</text:p>
              </table:table-cell>
              <table:table-cell office:value-type="float" office:value="1885523.43">
                <text:p>1885523.43</text:p>
              </table:table-cell>
              <table:table-cell office:value-type="float" office:value="905372.56">
                <text:p>905372.56</text:p>
              </table:table-cell>
              <table:table-cell office:value-type="float" office:value="498307.42">
                <text:p>498307.4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735779.4">
                <text:p>3735779.4</text:p>
              </table:table-cell>
              <table:table-cell office:value-type="float" office:value="1881737.77">
                <text:p>1881737.77</text:p>
              </table:table-cell>
              <table:table-cell office:value-type="float" office:value="947722.56">
                <text:p>947722.56</text:p>
              </table:table-cell>
              <table:table-cell office:value-type="float" office:value="498363.04">
                <text:p>498363.0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736133.77">
                <text:p>3736133.77</text:p>
              </table:table-cell>
              <table:table-cell office:value-type="float" office:value="1893822.7">
                <text:p>1893822.7</text:p>
              </table:table-cell>
              <table:table-cell office:value-type="float" office:value="949994.41">
                <text:p>949994.41</text:p>
              </table:table-cell>
              <table:table-cell office:value-type="float" office:value="498222.85">
                <text:p>498222.8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736736.84">
                <text:p>3736736.84</text:p>
              </table:table-cell>
              <table:table-cell office:value-type="float" office:value="1871354.85">
                <text:p>1871354.85</text:p>
              </table:table-cell>
              <table:table-cell office:value-type="float" office:value="934910.79">
                <text:p>934910.79</text:p>
              </table:table-cell>
              <table:table-cell office:value-type="float" office:value="478017.34">
                <text:p>478017.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8'.A1:'8'.B65" chart:data-source-has-labels="column" svg:x="0.32cm" svg:y="0.18cm" svg:width="12.508cm" svg:height="8.64cm">
          <chartooo:coordinate-region svg:x="1.867cm" svg:y="0.379cm" svg:width="10.961cm" svg:height="7.649cm"/>
          <chart:axis chart:dimension="x" chart:name="primary-x" chart:style-name="ch4" chartooo:axis-type="auto">
            <chartooo:date-scale/>
            <chart:categories table:cell-range-address="'8'.A1:'8'.A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8'.B1:'8'.B65" chart:class="chart:line">
            <chart:data-point chart:repeated="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8'.A1:'8'.A65</svg:desc>
                </draw:g>
              </table:table-cell>
              <table:table-cell office:value-type="float" office:value="3783641.09">
                <text:p>3783641.09</text:p>
                <draw:g>
                  <svg:desc>'8'.B1:'8'.B6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736873.25">
                <text:p>3736873.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37442.54">
                <text:p>3737442.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736790.21">
                <text:p>3736790.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736731.14">
                <text:p>3736731.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736436.78">
                <text:p>3736436.7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736193.23">
                <text:p>3736193.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738031.34">
                <text:p>3738031.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35889.07">
                <text:p>3735889.0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736823.89">
                <text:p>3736823.8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735967.18">
                <text:p>3735967.1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736729.62">
                <text:p>3736729.6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736400.6">
                <text:p>3736400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735991.81">
                <text:p>3735991.8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736753.69">
                <text:p>3736753.6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36098.42">
                <text:p>3736098.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736469.66">
                <text:p>3736469.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736257.08">
                <text:p>3736257.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36171.79">
                <text:p>3736171.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736162.99">
                <text:p>3736162.9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736418.14">
                <text:p>3736418.1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736107.5">
                <text:p>3736107.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736442.01">
                <text:p>3736442.0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736089.66">
                <text:p>3736089.6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736970.08">
                <text:p>3736970.0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736361.12">
                <text:p>3736361.1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736560.45">
                <text:p>3736560.4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735867.55">
                <text:p>3735867.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36492.48">
                <text:p>3736492.4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747612.92">
                <text:p>3747612.9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736447.18">
                <text:p>3736447.1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736203.9">
                <text:p>3736203.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736466.39">
                <text:p>3736466.3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735829.5">
                <text:p>3735829.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736340.86">
                <text:p>3736340.8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35844.32">
                <text:p>3735844.3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735908.36">
                <text:p>3735908.3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736525.93">
                <text:p>3736525.9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736152.22">
                <text:p>3736152.2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736251.88">
                <text:p>3736251.8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735986.31">
                <text:p>3735986.3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736073.39">
                <text:p>3736073.3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769114.23">
                <text:p>3769114.2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736555.9">
                <text:p>3736555.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739941.25">
                <text:p>3739941.2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738522.96">
                <text:p>3738522.9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736130.48">
                <text:p>3736130.4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736945.95">
                <text:p>3736945.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757078.71">
                <text:p>3757078.7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746469.34">
                <text:p>3746469.3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738160.42">
                <text:p>3738160.4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736325.15">
                <text:p>3736325.1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735926.89">
                <text:p>3735926.8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736284.21">
                <text:p>3736284.2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735762.53">
                <text:p>3735762.5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736685.95">
                <text:p>3736685.9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735885.8">
                <text:p>3735885.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736151.02">
                <text:p>3736151.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737105.12">
                <text:p>3737105.1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736471.72">
                <text:p>3736471.7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735779.4">
                <text:p>3735779.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736133.77">
                <text:p>3736133.7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736736.84">
                <text:p>3736736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16'.A1:'16'.B65" chart:data-source-has-labels="column" svg:x="0.32cm" svg:y="0.18cm" svg:width="12.508cm" svg:height="8.64cm">
          <chartooo:coordinate-region svg:x="1.867cm" svg:y="0.38cm" svg:width="10.821cm" svg:height="7.649cm"/>
          <chart:axis chart:dimension="x" chart:name="primary-x" chart:style-name="ch4" chartooo:axis-type="auto">
            <chartooo:date-scale/>
            <chart:categories table:cell-range-address="'16'.A1:'16'.A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6'.B1:'16'.B65" chart:class="chart:line"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16'.A1:'16'.A65</svg:desc>
                </draw:g>
              </table:table-cell>
              <table:table-cell office:value-type="float" office:value="1926174.42">
                <text:p>1926174.42</text:p>
                <draw:g>
                  <svg:desc>'16'.B1:'16'.B6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886075.4">
                <text:p>1886075.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72180.98">
                <text:p>1872180.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84720.04">
                <text:p>1884720.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72737.09">
                <text:p>1872737.0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88075.71">
                <text:p>1888075.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871720.97">
                <text:p>1871720.9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884774.07">
                <text:p>1884774.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871876.05">
                <text:p>1871876.0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85200.67">
                <text:p>1885200.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72324.75">
                <text:p>1872324.7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885680.98">
                <text:p>1885680.9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71917.19">
                <text:p>1871917.1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885415.32">
                <text:p>1885415.3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872140.79">
                <text:p>1872140.7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910696.19">
                <text:p>1910696.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72249.89">
                <text:p>1872249.8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87092.88">
                <text:p>1887092.8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72279.06">
                <text:p>1872279.0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84810.4">
                <text:p>1884810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72076.96">
                <text:p>1872076.9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885125.53">
                <text:p>1885125.5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872507.73">
                <text:p>1872507.7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885807.38">
                <text:p>1885807.3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873148.16">
                <text:p>1873148.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884954.65">
                <text:p>1884954.6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872960.64">
                <text:p>1872960.6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885830.37">
                <text:p>1885830.3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873970.82">
                <text:p>1873970.8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885585.91">
                <text:p>1885585.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71982.36">
                <text:p>1871982.3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885339.11">
                <text:p>1885339.1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872440.75">
                <text:p>1872440.7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884821.68">
                <text:p>1884821.6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872849.94">
                <text:p>1872849.9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85572.22">
                <text:p>1885572.2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872293.07">
                <text:p>1872293.0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886239.09">
                <text:p>1886239.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874064.36">
                <text:p>1874064.3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886139.39">
                <text:p>1886139.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71869.55">
                <text:p>1871869.5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884510.34">
                <text:p>1884510.3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872876.36">
                <text:p>1872876.3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885028">
                <text:p>188502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872508.19">
                <text:p>1872508.1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890150.11">
                <text:p>1890150.1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872479.71">
                <text:p>1872479.7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884634.73">
                <text:p>1884634.7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873577.75">
                <text:p>1873577.7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885969.01">
                <text:p>1885969.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72345.25">
                <text:p>1872345.2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885347.77">
                <text:p>1885347.7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871676.87">
                <text:p>1871676.8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884677.69">
                <text:p>1884677.6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873367.92">
                <text:p>1873367.9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885834.03">
                <text:p>1885834.0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872721.26">
                <text:p>1872721.2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885686.86">
                <text:p>1885686.8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872963.75">
                <text:p>1872963.7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884923.64">
                <text:p>1884923.6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75374.91">
                <text:p>1875374.9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885523.43">
                <text:p>1885523.4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881737.77">
                <text:p>1881737.7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893822.7">
                <text:p>1893822.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871354.85">
                <text:p>1871354.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legend chart:legend-position="end" svg:x="13.148cm" svg:y="4.203cm" style:legend-expansion="high" chart:style-name="ch2"/>
        <chart:plot-area chart:style-name="ch3" table:cell-range-address="'32'.A1:'32'.B65" chart:data-source-has-labels="column" svg:x="0.32cm" svg:y="0.18cm" svg:width="12.508cm" svg:height="8.645cm">
          <chartooo:coordinate-region svg:x="1.867cm" svg:y="0.379cm" svg:width="10.821cm" svg:height="7.654cm"/>
          <chart:axis chart:dimension="x" chart:name="primary-x" chart:style-name="ch4" chartooo:axis-type="auto">
            <chartooo:date-scale/>
            <chart:categories table:cell-range-address="'32'.A1:'32'.A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32'.B1:'32'.B65" chart:class="chart:line"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32'.A1:'32'.A65</svg:desc>
                </draw:g>
              </table:table-cell>
              <table:table-cell office:value-type="float" office:value="981317.12">
                <text:p>981317.12</text:p>
                <draw:g>
                  <svg:desc>'32'.B1:'32'.B6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16011.32">
                <text:p>916011.3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48327.48">
                <text:p>948327.4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48259.26">
                <text:p>948259.2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35758.87">
                <text:p>935758.8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07693.98">
                <text:p>907693.9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48122.88">
                <text:p>948122.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47762.67">
                <text:p>947762.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35404.43">
                <text:p>935404.4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12399.74">
                <text:p>912399.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49011.07">
                <text:p>949011.0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48508.98">
                <text:p>948508.9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34961.46">
                <text:p>934961.4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07441.88">
                <text:p>907441.8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47871.95">
                <text:p>947871.9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47901.74">
                <text:p>947901.7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34921.95">
                <text:p>934921.9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18776.45">
                <text:p>918776.4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48683.43">
                <text:p>948683.4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47917.37">
                <text:p>947917.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35724.77">
                <text:p>935724.7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08475.73">
                <text:p>908475.7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47704.74">
                <text:p>947704.7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48137.07">
                <text:p>948137.0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34703.32">
                <text:p>934703.3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12359.13">
                <text:p>912359.1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947706.91">
                <text:p>947706.9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48265.08">
                <text:p>948265.0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935028.28">
                <text:p>935028.2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07943.52">
                <text:p>907943.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49635.57">
                <text:p>949635.5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947655.92">
                <text:p>947655.9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34891.39">
                <text:p>934891.3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909155.81">
                <text:p>909155.8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948064.08">
                <text:p>948064.0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48382.9">
                <text:p>948382.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935598.73">
                <text:p>935598.7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909226.41">
                <text:p>909226.4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947850.12">
                <text:p>947850.1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47961.5">
                <text:p>947961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35339.24">
                <text:p>935339.2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911393.5">
                <text:p>911393.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947538.12">
                <text:p>947538.1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948483.54">
                <text:p>948483.5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934844.01">
                <text:p>934844.0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07727.27">
                <text:p>907727.2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47544.86">
                <text:p>947544.8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48916">
                <text:p>94891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35182.13">
                <text:p>935182.1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909769.52">
                <text:p>909769.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47875.4">
                <text:p>947875.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947595.8">
                <text:p>947595.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935533.44">
                <text:p>935533.4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906739.35">
                <text:p>906739.3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947987.94">
                <text:p>947987.9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947684.84">
                <text:p>947684.8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934875.87">
                <text:p>934875.8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913764.33">
                <text:p>913764.3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947737.85">
                <text:p>947737.8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947643.81">
                <text:p>947643.8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35446.74">
                <text:p>935446.7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905372.56">
                <text:p>905372.5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947722.56">
                <text:p>947722.5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949994.41">
                <text:p>949994.4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34910.79">
                <text:p>934910.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8cm" svg:height="8.129cm" xlink:href=".." xlink:type="simple" chart:class="chart:line" chart:style-name="ch1">
        <chart:legend chart:legend-position="end" svg:x="13.126cm" svg:y="3.765cm" style:legend-expansion="high" chart:style-name="ch2"/>
        <chart:plot-area chart:style-name="ch3" table:cell-range-address="'64'.A1:'64'.B65" chart:data-source-has-labels="column" svg:x="0.319cm" svg:y="0.162cm" svg:width="12.488cm" svg:height="7.805cm">
          <chartooo:coordinate-region svg:x="1.681cm" svg:y="0.361cm" svg:width="10.986cm" svg:height="6.814cm"/>
          <chart:axis chart:dimension="x" chart:name="primary-x" chart:style-name="ch4" chartooo:axis-type="auto">
            <chartooo:date-scale/>
            <chart:categories table:cell-range-address="'64'.A1:'64'.A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64'.B1:'64'.B65" chart:class="chart:line"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64'.A1:'64'.A65</svg:desc>
                </draw:g>
              </table:table-cell>
              <table:table-cell office:value-type="float" office:value="525741.57">
                <text:p>525741.57</text:p>
                <draw:g>
                  <svg:desc>'64'.B1:'64'.B6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98297.7">
                <text:p>498297.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98007.08">
                <text:p>498007.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98543.11">
                <text:p>498543.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98281.83">
                <text:p>498281.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98131.97">
                <text:p>498131.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98522.95">
                <text:p>498522.9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98458.39">
                <text:p>498458.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77984.03">
                <text:p>477984.0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98425.28">
                <text:p>498425.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98124.7">
                <text:p>498124.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98414.68">
                <text:p>498414.6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98343.93">
                <text:p>498343.9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98655">
                <text:p>49865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98465.55">
                <text:p>498465.5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98352.99">
                <text:p>498352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77935.99">
                <text:p>477935.9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98290.5">
                <text:p>498290.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98292.39">
                <text:p>498292.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98192.29">
                <text:p>498192.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8263.23">
                <text:p>498263.2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98111.68">
                <text:p>498111.6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98412.77">
                <text:p>498412.7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98465.73">
                <text:p>498465.7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77904.48">
                <text:p>477904.4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98499.44">
                <text:p>498499.4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98349.03">
                <text:p>498349.0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98122.26">
                <text:p>498122.2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99205.04">
                <text:p>499205.0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98286.98">
                <text:p>498286.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98114.02">
                <text:p>498114.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98404.65">
                <text:p>498404.6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77926.17">
                <text:p>477926.1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98273.35">
                <text:p>498273.3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98406.64">
                <text:p>498406.6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98107.32">
                <text:p>498107.3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98369.85">
                <text:p>498369.8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98253.79">
                <text:p>498253.7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98271.8">
                <text:p>498271.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98345.82">
                <text:p>498345.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78090.28">
                <text:p>478090.2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98269.49">
                <text:p>498269.4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98275.86">
                <text:p>498275.8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98341.4">
                <text:p>498341.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98810.58">
                <text:p>498810.5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98299.53">
                <text:p>498299.5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98081.6">
                <text:p>498081.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98361.48">
                <text:p>498361.4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78037.01">
                <text:p>478037.0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8066.06">
                <text:p>498066.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98386.32">
                <text:p>498386.3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98254.37">
                <text:p>498254.3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97965.97">
                <text:p>497965.9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98402.95">
                <text:p>498402.9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98226.73">
                <text:p>498226.7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98212.81">
                <text:p>498212.8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78111">
                <text:p>47811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98225.1">
                <text:p>498225.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98392.28">
                <text:p>498392.2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98249.99">
                <text:p>498249.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98618.6">
                <text:p>498618.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98307.42">
                <text:p>498307.4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98363.04">
                <text:p>498363.0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98222.85">
                <text:p>498222.8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8017.34">
                <text:p>478017.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8'.A1:'8'.A65 '8'.C1:'8'.C65" chart:data-source-has-labels="column" svg:x="0.32cm" svg:y="0.18cm" svg:width="12.508cm" svg:height="8.64cm">
          <chartooo:coordinate-region svg:x="1.418cm" svg:y="0.379cm" svg:width="11.41cm" svg:height="7.649cm"/>
          <chart:axis chart:dimension="x" chart:name="primary-x" chart:style-name="ch4" chartooo:axis-type="auto">
            <chartooo:date-scale/>
            <chart:categories table:cell-range-address="'8'.A1:'8'.A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8'.C1:'8'.C65" chart:class="chart:line">
            <chart:data-point chart:repeated="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8'.A1:'8'.A65</svg:desc>
                </draw:g>
              </table:table-cell>
              <table:table-cell office:value-type="float" office:value="1.8">
                <text:p>1.8</text:p>
                <draw:g>
                  <svg:desc>'8'.C1:'8'.C6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8">
                <text:p>1.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16'.A1:'16'.A65 '16'.C1:'16'.C65" chart:data-source-has-labels="column" svg:x="0.32cm" svg:y="0.18cm" svg:width="12.508cm" svg:height="8.64cm">
          <chartooo:coordinate-region svg:x="1.232cm" svg:y="0.38cm" svg:width="11.596cm" svg:height="7.649cm"/>
          <chart:axis chart:dimension="x" chart:name="primary-x" chart:style-name="ch4" chartooo:axis-type="auto">
            <chartooo:date-scale/>
            <chart:categories table:cell-range-address="'16'.A1:'16'.A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6'.C1:'16'.C65" chart:class="chart:line"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16'.A1:'16'.A65</svg:desc>
                </draw:g>
              </table:table-cell>
              <table:table-cell office:value-type="float" office:value="1.84">
                <text:p>1.84</text:p>
                <draw:g>
                  <svg:desc>'16'.C1:'16'.C6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8">
                <text:p>1.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32'.A1:'32'.A65 '32'.C1:'32'.C65" chart:data-source-has-labels="column" svg:x="0.32cm" svg:y="0.18cm" svg:width="12.508cm" svg:height="8.64cm">
          <chartooo:coordinate-region svg:x="1.232cm" svg:y="0.379cm" svg:width="11.596cm" svg:height="7.649cm"/>
          <chart:axis chart:dimension="x" chart:name="primary-x" chart:style-name="ch4" chartooo:axis-type="auto">
            <chartooo:date-scale/>
            <chart:categories table:cell-range-address="'32'.A1:'32'.A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32'.C1:'32'.C65" chart:class="chart:line"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32'.A1:'32'.A65</svg:desc>
                </draw:g>
              </table:table-cell>
              <table:table-cell office:value-type="float" office:value="1.87">
                <text:p>1.87</text:p>
                <draw:g>
                  <svg:desc>'32'.C1:'32'.C6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8">
                <text:p>1.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64'.A1:'64'.A65 '64'.C1:'64'.C65" chart:data-source-has-labels="column" svg:x="0.32cm" svg:y="0.18cm" svg:width="12.508cm" svg:height="8.64cm">
          <chartooo:coordinate-region svg:x="1.232cm" svg:y="0.38cm" svg:width="11.596cm" svg:height="7.648cm"/>
          <chart:axis chart:dimension="x" chart:name="primary-x" chart:style-name="ch4" chartooo:axis-type="auto">
            <chartooo:date-scale/>
            <chart:categories table:cell-range-address="'64'.A1:'64'.A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64'.C1:'64'.C65" chart:class="chart:line"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64'.A1:'64'.A65</svg:desc>
                </draw:g>
              </table:table-cell>
              <table:table-cell office:value-type="float" office:value="2.01">
                <text:p>2.01</text:p>
                <draw:g>
                  <svg:desc>'64'.C1:'64'.C6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82">
                <text:p>1.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